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one2one_memory_10_times4ave_50_maxs_0.2" table:style-name="ta1">
        <table:shapes>
          <draw:frame draw:z-index="0" draw:style-name="gr1" draw:text-style-name="P1" svg:width="36.039cm" svg:height="9.005cm" svg:x="4.946cm" svg:y="15.353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 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 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 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039cm" svg:height="9.005cm" svg:x="5.052cm" svg:y="25.047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039cm" svg:height="9.005cm" svg:x="4.912cm" svg:y="34.717cm">
            <draw:object draw:notify-on-update-of-ranges="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804cm" svg:height="9.005cm" svg:x="0.657cm" svg:y="44.357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804cm" svg:height="9.005cm" svg:x="15.808cm" svg:y="44.439cm">
            <draw:object draw:notify-on-update-of-ranges="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804cm" svg:height="9.005cm" svg:x="16.105cm" svg:y="53.949cm">
            <draw:object draw:notify-on-update-of-ranges="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804cm" svg:height="9.005cm" svg:x="0.603cm" svg:y="54.213cm">
            <draw:object draw:notify-on-update-of-ranges="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671689748764038" calcext:value-type="float">
            <text:p>0,00671689748764</text:p>
          </table:table-cell>
          <table:table-cell office:value-type="float" office:value="1561.29" calcext:value-type="float">
            <text:p>1561,29</text:p>
          </table:table-cell>
          <table:table-cell office:value-type="float" office:value="829" calcext:value-type="float">
            <text:p>829</text:p>
          </table:table-cell>
          <table:table-cell office:value-type="float" office:value="0.0360459780693054" calcext:value-type="float">
            <text:p>0,036045978069305</text:p>
          </table:table-cell>
          <table:table-cell office:value-type="float" office:value="725.44" calcext:value-type="float">
            <text:p>725,44</text:p>
          </table:table-cell>
          <table:table-cell office:value-type="float" office:value="553" calcext:value-type="float">
            <text:p>553</text:p>
          </table:table-cell>
          <table:table-cell office:value-type="float" office:value="0.201052079200745" calcext:value-type="float">
            <text:p>0,201052079200745</text:p>
          </table:table-cell>
          <table:table-cell office:value-type="float" office:value="583.3" calcext:value-type="float">
            <text:p>583,3</text:p>
          </table:table-cell>
          <table:table-cell office:value-type="float" office:value="502" calcext:value-type="float">
            <text:p>502</text:p>
          </table:table-cell>
          <table:table-cell office:value-type="float" office:value="0.202341177463531" calcext:value-type="float">
            <text:p>0,202341177463531</text:p>
          </table:table-cell>
          <table:table-cell office:value-type="float" office:value="833.57" calcext:value-type="float">
            <text:p>833,57</text:p>
          </table:table-cell>
          <table:table-cell office:value-type="float" office:value="595" calcext:value-type="float">
            <text:p>595</text:p>
          </table:table-cell>
          <table:table-cell table:formula="of:=[.D2]-[.E2]" office:value-type="float" office:value="732.29" calcext:value-type="float">
            <text:p>732,29</text:p>
          </table:table-cell>
          <table:table-cell table:formula="of:=[.G2]-[.H2]" office:value-type="float" office:value="172.44" calcext:value-type="float">
            <text:p>172,44</text:p>
          </table:table-cell>
          <table:table-cell table:formula="of:=[.J2]-[.K2]" office:value-type="float" office:value="81.3" calcext:value-type="float">
            <text:p>81,3</text:p>
          </table:table-cell>
          <table:table-cell table:formula="of:=[.M2]-[.N2]" office:value-type="float" office:value="238.57" calcext:value-type="float">
            <text:p>238,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653852701187134" calcext:value-type="float">
            <text:p>0,006538527011871</text:p>
          </table:table-cell>
          <table:table-cell office:value-type="float" office:value="1410.32" calcext:value-type="float">
            <text:p>1410,32</text:p>
          </table:table-cell>
          <table:table-cell office:value-type="float" office:value="872" calcext:value-type="float">
            <text:p>872</text:p>
          </table:table-cell>
          <table:table-cell office:value-type="float" office:value="0.0319560670852661" calcext:value-type="float">
            <text:p>0,031956067085266</text:p>
          </table:table-cell>
          <table:table-cell office:value-type="float" office:value="704.19" calcext:value-type="float">
            <text:p>704,19</text:p>
          </table:table-cell>
          <table:table-cell office:value-type="float" office:value="552" calcext:value-type="float">
            <text:p>552</text:p>
          </table:table-cell>
          <table:table-cell office:value-type="float" office:value="0.200924527645111" calcext:value-type="float">
            <text:p>0,200924527645111</text:p>
          </table:table-cell>
          <table:table-cell office:value-type="float" office:value="576.78" calcext:value-type="float">
            <text:p>576,78</text:p>
          </table:table-cell>
          <table:table-cell office:value-type="float" office:value="499" calcext:value-type="float">
            <text:p>499</text:p>
          </table:table-cell>
          <table:table-cell office:value-type="float" office:value="0.201993680000305" calcext:value-type="float">
            <text:p>0,201993680000305</text:p>
          </table:table-cell>
          <table:table-cell office:value-type="float" office:value="797.25" calcext:value-type="float">
            <text:p>797,25</text:p>
          </table:table-cell>
          <table:table-cell office:value-type="float" office:value="603" calcext:value-type="float">
            <text:p>603</text:p>
          </table:table-cell>
          <table:table-cell table:formula="of:=[.D3]-[.E3]" office:value-type="float" office:value="538.32" calcext:value-type="float">
            <text:p>538,32</text:p>
          </table:table-cell>
          <table:table-cell table:formula="of:=[.G3]-[.H3]" office:value-type="float" office:value="152.19" calcext:value-type="float">
            <text:p>152,19</text:p>
          </table:table-cell>
          <table:table-cell table:formula="of:=[.J3]-[.K3]" office:value-type="float" office:value="77.78" calcext:value-type="float">
            <text:p>77,78</text:p>
          </table:table-cell>
          <table:table-cell table:formula="of:=[.M3]-[.N3]" office:value-type="float" office:value="194.25" calcext:value-type="float">
            <text:p>194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597532272338867" calcext:value-type="float">
            <text:p>0,005975322723389</text:p>
          </table:table-cell>
          <table:table-cell office:value-type="float" office:value="1623.12" calcext:value-type="float">
            <text:p>1623,12</text:p>
          </table:table-cell>
          <table:table-cell office:value-type="float" office:value="967" calcext:value-type="float">
            <text:p>967</text:p>
          </table:table-cell>
          <table:table-cell office:value-type="float" office:value="0.0319031643867493" calcext:value-type="float">
            <text:p>0,031903164386749</text:p>
          </table:table-cell>
          <table:table-cell office:value-type="float" office:value="672.67" calcext:value-type="float">
            <text:p>672,67</text:p>
          </table:table-cell>
          <table:table-cell office:value-type="float" office:value="495" calcext:value-type="float">
            <text:p>495</text:p>
          </table:table-cell>
          <table:table-cell office:value-type="float" office:value="0.200881562232971" calcext:value-type="float">
            <text:p>0,200881562232971</text:p>
          </table:table-cell>
          <table:table-cell office:value-type="float" office:value="544.72" calcext:value-type="float">
            <text:p>544,72</text:p>
          </table:table-cell>
          <table:table-cell office:value-type="float" office:value="465" calcext:value-type="float">
            <text:p>465</text:p>
          </table:table-cell>
          <table:table-cell office:value-type="float" office:value="0.202217607498169" calcext:value-type="float">
            <text:p>0,202217607498169</text:p>
          </table:table-cell>
          <table:table-cell office:value-type="float" office:value="803.99" calcext:value-type="float">
            <text:p>803,99</text:p>
          </table:table-cell>
          <table:table-cell office:value-type="float" office:value="612" calcext:value-type="float">
            <text:p>612</text:p>
          </table:table-cell>
          <table:table-cell table:formula="of:=[.D4]-[.E4]" office:value-type="float" office:value="656.12" calcext:value-type="float">
            <text:p>656,12</text:p>
          </table:table-cell>
          <table:table-cell table:formula="of:=[.G4]-[.H4]" office:value-type="float" office:value="177.67" calcext:value-type="float">
            <text:p>177,67</text:p>
          </table:table-cell>
          <table:table-cell table:formula="of:=[.J4]-[.K4]" office:value-type="float" office:value="79.72" calcext:value-type="float">
            <text:p>79,72</text:p>
          </table:table-cell>
          <table:table-cell table:formula="of:=[.M4]-[.N4]" office:value-type="float" office:value="191.99" calcext:value-type="float">
            <text:p>191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521770000457764" calcext:value-type="float">
            <text:p>0,005217700004578</text:p>
          </table:table-cell>
          <table:table-cell office:value-type="float" office:value="1460.25" calcext:value-type="float">
            <text:p>1460,25</text:p>
          </table:table-cell>
          <table:table-cell office:value-type="float" office:value="904" calcext:value-type="float">
            <text:p>904</text:p>
          </table:table-cell>
          <table:table-cell office:value-type="float" office:value="0.034894425868988" calcext:value-type="float">
            <text:p>0,034894425868988</text:p>
          </table:table-cell>
          <table:table-cell office:value-type="float" office:value="712.93" calcext:value-type="float">
            <text:p>712,93</text:p>
          </table:table-cell>
          <table:table-cell office:value-type="float" office:value="488" calcext:value-type="float">
            <text:p>488</text:p>
          </table:table-cell>
          <table:table-cell office:value-type="float" office:value="0.200892057418823" calcext:value-type="float">
            <text:p>0,200892057418823</text:p>
          </table:table-cell>
          <table:table-cell office:value-type="float" office:value="569.8" calcext:value-type="float">
            <text:p>569,8</text:p>
          </table:table-cell>
          <table:table-cell office:value-type="float" office:value="443" calcext:value-type="float">
            <text:p>443</text:p>
          </table:table-cell>
          <table:table-cell office:value-type="float" office:value="0.202422132492065" calcext:value-type="float">
            <text:p>0,202422132492065</text:p>
          </table:table-cell>
          <table:table-cell office:value-type="float" office:value="785.32" calcext:value-type="float">
            <text:p>785,32</text:p>
          </table:table-cell>
          <table:table-cell office:value-type="float" office:value="574" calcext:value-type="float">
            <text:p>574</text:p>
          </table:table-cell>
          <table:table-cell table:formula="of:=[.D5]-[.E5]" office:value-type="float" office:value="556.25" calcext:value-type="float">
            <text:p>556,25</text:p>
          </table:table-cell>
          <table:table-cell table:formula="of:=[.G5]-[.H5]" office:value-type="float" office:value="224.93" calcext:value-type="float">
            <text:p>224,93</text:p>
          </table:table-cell>
          <table:table-cell table:formula="of:=[.J5]-[.K5]" office:value-type="float" office:value="126.8" calcext:value-type="float">
            <text:p>126,8</text:p>
          </table:table-cell>
          <table:table-cell table:formula="of:=[.M5]-[.N5]" office:value-type="float" office:value="211.32" calcext:value-type="float">
            <text:p>211,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594550609588623" calcext:value-type="float">
            <text:p>0,005945506095886</text:p>
          </table:table-cell>
          <table:table-cell office:value-type="float" office:value="1507.77" calcext:value-type="float">
            <text:p>1507,77</text:p>
          </table:table-cell>
          <table:table-cell office:value-type="float" office:value="637" calcext:value-type="float">
            <text:p>637</text:p>
          </table:table-cell>
          <table:table-cell office:value-type="float" office:value="0.0357177472114563" calcext:value-type="float">
            <text:p>0,035717747211456</text:p>
          </table:table-cell>
          <table:table-cell office:value-type="float" office:value="652.62" calcext:value-type="float">
            <text:p>652,62</text:p>
          </table:table-cell>
          <table:table-cell office:value-type="float" office:value="436" calcext:value-type="float">
            <text:p>436</text:p>
          </table:table-cell>
          <table:table-cell office:value-type="float" office:value="0.200960812568665" calcext:value-type="float">
            <text:p>0,200960812568665</text:p>
          </table:table-cell>
          <table:table-cell office:value-type="float" office:value="500.11" calcext:value-type="float">
            <text:p>500,11</text:p>
          </table:table-cell>
          <table:table-cell office:value-type="float" office:value="424" calcext:value-type="float">
            <text:p>424</text:p>
          </table:table-cell>
          <table:table-cell office:value-type="float" office:value="0.202688241004944" calcext:value-type="float">
            <text:p>0,202688241004944</text:p>
          </table:table-cell>
          <table:table-cell office:value-type="float" office:value="742.25" calcext:value-type="float">
            <text:p>742,25</text:p>
          </table:table-cell>
          <table:table-cell office:value-type="float" office:value="490" calcext:value-type="float">
            <text:p>490</text:p>
          </table:table-cell>
          <table:table-cell table:formula="of:=[.D6]-[.E6]" office:value-type="float" office:value="870.77" calcext:value-type="float">
            <text:p>870,77</text:p>
          </table:table-cell>
          <table:table-cell table:formula="of:=[.G6]-[.H6]" office:value-type="float" office:value="216.62" calcext:value-type="float">
            <text:p>216,62</text:p>
          </table:table-cell>
          <table:table-cell table:formula="of:=[.J6]-[.K6]" office:value-type="float" office:value="76.11" calcext:value-type="float">
            <text:p>76,11</text:p>
          </table:table-cell>
          <table:table-cell table:formula="of:=[.M6]-[.N6]" office:value-type="float" office:value="252.25" calcext:value-type="float">
            <text:p>25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620790481567383" calcext:value-type="float">
            <text:p>0,006207904815674</text:p>
          </table:table-cell>
          <table:table-cell office:value-type="float" office:value="1694.12" calcext:value-type="float">
            <text:p>1694,12</text:p>
          </table:table-cell>
          <table:table-cell office:value-type="float" office:value="1077" calcext:value-type="float">
            <text:p>1077</text:p>
          </table:table-cell>
          <table:table-cell office:value-type="float" office:value="0.0343558835983276" calcext:value-type="float">
            <text:p>0,034355883598328</text:p>
          </table:table-cell>
          <table:table-cell office:value-type="float" office:value="766.73" calcext:value-type="float">
            <text:p>766,73</text:p>
          </table:table-cell>
          <table:table-cell office:value-type="float" office:value="544" calcext:value-type="float">
            <text:p>544</text:p>
          </table:table-cell>
          <table:table-cell office:value-type="float" office:value="0.200888237953186" calcext:value-type="float">
            <text:p>0,200888237953186</text:p>
          </table:table-cell>
          <table:table-cell office:value-type="float" office:value="618.23" calcext:value-type="float">
            <text:p>618,23</text:p>
          </table:table-cell>
          <table:table-cell office:value-type="float" office:value="530" calcext:value-type="float">
            <text:p>530</text:p>
          </table:table-cell>
          <table:table-cell office:value-type="float" office:value="0.202299613952637" calcext:value-type="float">
            <text:p>0,202299613952637</text:p>
          </table:table-cell>
          <table:table-cell office:value-type="float" office:value="909.41" calcext:value-type="float">
            <text:p>909,41</text:p>
          </table:table-cell>
          <table:table-cell office:value-type="float" office:value="670" calcext:value-type="float">
            <text:p>670</text:p>
          </table:table-cell>
          <table:table-cell table:formula="of:=[.D7]-[.E7]" office:value-type="float" office:value="617.12" calcext:value-type="float">
            <text:p>617,12</text:p>
          </table:table-cell>
          <table:table-cell table:formula="of:=[.G7]-[.H7]" office:value-type="float" office:value="222.73" calcext:value-type="float">
            <text:p>222,73</text:p>
          </table:table-cell>
          <table:table-cell table:formula="of:=[.J7]-[.K7]" office:value-type="float" office:value="88.23" calcext:value-type="float">
            <text:p>88,23</text:p>
          </table:table-cell>
          <table:table-cell table:formula="of:=[.M7]-[.N7]" office:value-type="float" office:value="239.41" calcext:value-type="float">
            <text:p>239,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597838401794434" calcext:value-type="float">
            <text:p>0,005978384017944</text:p>
          </table:table-cell>
          <table:table-cell office:value-type="float" office:value="1507.75" calcext:value-type="float">
            <text:p>1507,75</text:p>
          </table:table-cell>
          <table:table-cell office:value-type="float" office:value="895" calcext:value-type="float">
            <text:p>895</text:p>
          </table:table-cell>
          <table:table-cell office:value-type="float" office:value="0.0320097684860229" calcext:value-type="float">
            <text:p>0,032009768486023</text:p>
          </table:table-cell>
          <table:table-cell office:value-type="float" office:value="727.62" calcext:value-type="float">
            <text:p>727,62</text:p>
          </table:table-cell>
          <table:table-cell office:value-type="float" office:value="552" calcext:value-type="float">
            <text:p>552</text:p>
          </table:table-cell>
          <table:table-cell office:value-type="float" office:value="0.200961558818817" calcext:value-type="float">
            <text:p>0,200961558818817</text:p>
          </table:table-cell>
          <table:table-cell office:value-type="float" office:value="598.96" calcext:value-type="float">
            <text:p>598,96</text:p>
          </table:table-cell>
          <table:table-cell office:value-type="float" office:value="504" calcext:value-type="float">
            <text:p>504</text:p>
          </table:table-cell>
          <table:table-cell office:value-type="float" office:value="0.202139279842377" calcext:value-type="float">
            <text:p>0,202139279842377</text:p>
          </table:table-cell>
          <table:table-cell office:value-type="float" office:value="845.07" calcext:value-type="float">
            <text:p>845,07</text:p>
          </table:table-cell>
          <table:table-cell office:value-type="float" office:value="673" calcext:value-type="float">
            <text:p>673</text:p>
          </table:table-cell>
          <table:table-cell table:formula="of:=[.D8]-[.E8]" office:value-type="float" office:value="612.75" calcext:value-type="float">
            <text:p>612,75</text:p>
          </table:table-cell>
          <table:table-cell table:formula="of:=[.G8]-[.H8]" office:value-type="float" office:value="175.62" calcext:value-type="float">
            <text:p>175,62</text:p>
          </table:table-cell>
          <table:table-cell table:formula="of:=[.J8]-[.K8]" office:value-type="float" office:value="94.96" calcext:value-type="float">
            <text:p>94,96</text:p>
          </table:table-cell>
          <table:table-cell table:formula="of:=[.M8]-[.N8]" office:value-type="float" office:value="172.07" calcext:value-type="float">
            <text:p>172,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634399175643921" calcext:value-type="float">
            <text:p>0,006343991756439</text:p>
          </table:table-cell>
          <table:table-cell office:value-type="float" office:value="1399.4" calcext:value-type="float">
            <text:p>1399,4</text:p>
          </table:table-cell>
          <table:table-cell office:value-type="float" office:value="917" calcext:value-type="float">
            <text:p>917</text:p>
          </table:table-cell>
          <table:table-cell office:value-type="float" office:value="0.0314504957199097" calcext:value-type="float">
            <text:p>0,03145049571991</text:p>
          </table:table-cell>
          <table:table-cell office:value-type="float" office:value="688.56" calcext:value-type="float">
            <text:p>688,56</text:p>
          </table:table-cell>
          <table:table-cell office:value-type="float" office:value="544" calcext:value-type="float">
            <text:p>544</text:p>
          </table:table-cell>
          <table:table-cell office:value-type="float" office:value="0.2009250664711" calcext:value-type="float">
            <text:p>0,2009250664711</text:p>
          </table:table-cell>
          <table:table-cell office:value-type="float" office:value="558.27" calcext:value-type="float">
            <text:p>558,27</text:p>
          </table:table-cell>
          <table:table-cell office:value-type="float" office:value="464" calcext:value-type="float">
            <text:p>464</text:p>
          </table:table-cell>
          <table:table-cell office:value-type="float" office:value="0.202413868904114" calcext:value-type="float">
            <text:p>0,202413868904114</text:p>
          </table:table-cell>
          <table:table-cell office:value-type="float" office:value="770.1" calcext:value-type="float">
            <text:p>770,1</text:p>
          </table:table-cell>
          <table:table-cell office:value-type="float" office:value="583" calcext:value-type="float">
            <text:p>583</text:p>
          </table:table-cell>
          <table:table-cell table:formula="of:=[.D9]-[.E9]" office:value-type="float" office:value="482.4" calcext:value-type="float">
            <text:p>482,4</text:p>
          </table:table-cell>
          <table:table-cell table:formula="of:=[.G9]-[.H9]" office:value-type="float" office:value="144.56" calcext:value-type="float">
            <text:p>144,56</text:p>
          </table:table-cell>
          <table:table-cell table:formula="of:=[.J9]-[.K9]" office:value-type="float" office:value="94.27" calcext:value-type="float">
            <text:p>94,27</text:p>
          </table:table-cell>
          <table:table-cell table:formula="of:=[.M9]-[.N9]" office:value-type="float" office:value="187.1" calcext:value-type="float">
            <text:p>187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604228258132935" calcext:value-type="float">
            <text:p>0,006042282581329</text:p>
          </table:table-cell>
          <table:table-cell office:value-type="float" office:value="1444.52" calcext:value-type="float">
            <text:p>1444,52</text:p>
          </table:table-cell>
          <table:table-cell office:value-type="float" office:value="868" calcext:value-type="float">
            <text:p>868</text:p>
          </table:table-cell>
          <table:table-cell office:value-type="float" office:value="0.0316366672515869" calcext:value-type="float">
            <text:p>0,031636667251587</text:p>
          </table:table-cell>
          <table:table-cell office:value-type="float" office:value="738.19" calcext:value-type="float">
            <text:p>738,19</text:p>
          </table:table-cell>
          <table:table-cell office:value-type="float" office:value="537" calcext:value-type="float">
            <text:p>537</text:p>
          </table:table-cell>
          <table:table-cell office:value-type="float" office:value="0.200848746299744" calcext:value-type="float">
            <text:p>0,200848746299744</text:p>
          </table:table-cell>
          <table:table-cell office:value-type="float" office:value="559.93" calcext:value-type="float">
            <text:p>559,93</text:p>
          </table:table-cell>
          <table:table-cell office:value-type="float" office:value="426" calcext:value-type="float">
            <text:p>426</text:p>
          </table:table-cell>
          <table:table-cell office:value-type="float" office:value="0.202344286441803" calcext:value-type="float">
            <text:p>0,202344286441803</text:p>
          </table:table-cell>
          <table:table-cell office:value-type="float" office:value="775.53" calcext:value-type="float">
            <text:p>775,53</text:p>
          </table:table-cell>
          <table:table-cell office:value-type="float" office:value="426" calcext:value-type="float">
            <text:p>426</text:p>
          </table:table-cell>
          <table:table-cell table:formula="of:=[.D10]-[.E10]" office:value-type="float" office:value="576.52" calcext:value-type="float">
            <text:p>576,52</text:p>
          </table:table-cell>
          <table:table-cell table:formula="of:=[.G10]-[.H10]" office:value-type="float" office:value="201.19" calcext:value-type="float">
            <text:p>201,19</text:p>
          </table:table-cell>
          <table:table-cell table:formula="of:=[.J10]-[.K10]" office:value-type="float" office:value="133.93" calcext:value-type="float">
            <text:p>133,93</text:p>
          </table:table-cell>
          <table:table-cell table:formula="of:=[.M10]-[.N10]" office:value-type="float" office:value="349.53" calcext:value-type="float">
            <text:p>349,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622547626495361" calcext:value-type="float">
            <text:p>0,006225476264954</text:p>
          </table:table-cell>
          <table:table-cell office:value-type="float" office:value="1588.1" calcext:value-type="float">
            <text:p>1588,1</text:p>
          </table:table-cell>
          <table:table-cell office:value-type="float" office:value="1012" calcext:value-type="float">
            <text:p>1012</text:p>
          </table:table-cell>
          <table:table-cell office:value-type="float" office:value="0.0332678747177124" calcext:value-type="float">
            <text:p>0,033267874717712</text:p>
          </table:table-cell>
          <table:table-cell office:value-type="float" office:value="724.27" calcext:value-type="float">
            <text:p>724,27</text:p>
          </table:table-cell>
          <table:table-cell office:value-type="float" office:value="530" calcext:value-type="float">
            <text:p>530</text:p>
          </table:table-cell>
          <table:table-cell office:value-type="float" office:value="0.20108966588974" calcext:value-type="float">
            <text:p>0,20108966588974</text:p>
          </table:table-cell>
          <table:table-cell office:value-type="float" office:value="584.49" calcext:value-type="float">
            <text:p>584,49</text:p>
          </table:table-cell>
          <table:table-cell office:value-type="float" office:value="511" calcext:value-type="float">
            <text:p>511</text:p>
          </table:table-cell>
          <table:table-cell office:value-type="float" office:value="0.20226443529129" calcext:value-type="float">
            <text:p>0,20226443529129</text:p>
          </table:table-cell>
          <table:table-cell office:value-type="float" office:value="879.36" calcext:value-type="float">
            <text:p>879,36</text:p>
          </table:table-cell>
          <table:table-cell office:value-type="float" office:value="670" calcext:value-type="float">
            <text:p>670</text:p>
          </table:table-cell>
          <table:table-cell table:formula="of:=[.D11]-[.E11]" office:value-type="float" office:value="576.1" calcext:value-type="float">
            <text:p>576,1</text:p>
          </table:table-cell>
          <table:table-cell table:formula="of:=[.G11]-[.H11]" office:value-type="float" office:value="194.27" calcext:value-type="float">
            <text:p>194,27</text:p>
          </table:table-cell>
          <table:table-cell table:formula="of:=[.J11]-[.K11]" office:value-type="float" office:value="73.49" calcext:value-type="float">
            <text:p>73,49</text:p>
          </table:table-cell>
          <table:table-cell table:formula="of:=[.M11]-[.N11]" office:value-type="float" office:value="209.36" calcext:value-type="float">
            <text:p>209,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598994970321655" calcext:value-type="float">
            <text:p>0,005989949703217</text:p>
          </table:table-cell>
          <table:table-cell office:value-type="float" office:value="1710.35" calcext:value-type="float">
            <text:p>1710,35</text:p>
          </table:table-cell>
          <table:table-cell office:value-type="float" office:value="875" calcext:value-type="float">
            <text:p>875</text:p>
          </table:table-cell>
          <table:table-cell office:value-type="float" office:value="0.0346874213218689" calcext:value-type="float">
            <text:p>0,034687421321869</text:p>
          </table:table-cell>
          <table:table-cell office:value-type="float" office:value="824.54" calcext:value-type="float">
            <text:p>824,54</text:p>
          </table:table-cell>
          <table:table-cell office:value-type="float" office:value="582" calcext:value-type="float">
            <text:p>582</text:p>
          </table:table-cell>
          <table:table-cell office:value-type="float" office:value="0.200923969745636" calcext:value-type="float">
            <text:p>0,200923969745636</text:p>
          </table:table-cell>
          <table:table-cell office:value-type="float" office:value="675.8" calcext:value-type="float">
            <text:p>675,8</text:p>
          </table:table-cell>
          <table:table-cell office:value-type="float" office:value="554" calcext:value-type="float">
            <text:p>554</text:p>
          </table:table-cell>
          <table:table-cell office:value-type="float" office:value="0.202058455944061" calcext:value-type="float">
            <text:p>0,202058455944061</text:p>
          </table:table-cell>
          <table:table-cell office:value-type="float" office:value="962.76" calcext:value-type="float">
            <text:p>962,76</text:p>
          </table:table-cell>
          <table:table-cell office:value-type="float" office:value="666" calcext:value-type="float">
            <text:p>666</text:p>
          </table:table-cell>
          <table:table-cell table:formula="of:=[.D12]-[.E12]" office:value-type="float" office:value="835.35" calcext:value-type="float">
            <text:p>835,35</text:p>
          </table:table-cell>
          <table:table-cell table:formula="of:=[.G12]-[.H12]" office:value-type="float" office:value="242.54" calcext:value-type="float">
            <text:p>242,54</text:p>
          </table:table-cell>
          <table:table-cell table:formula="of:=[.J12]-[.K12]" office:value-type="float" office:value="121.8" calcext:value-type="float">
            <text:p>121,8</text:p>
          </table:table-cell>
          <table:table-cell table:formula="of:=[.M12]-[.N12]" office:value-type="float" office:value="296.76" calcext:value-type="float">
            <text:p>296,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512866497039795" calcext:value-type="float">
            <text:p>0,005128664970398</text:p>
          </table:table-cell>
          <table:table-cell office:value-type="float" office:value="1595.11" calcext:value-type="float">
            <text:p>1595,11</text:p>
          </table:table-cell>
          <table:table-cell office:value-type="float" office:value="978" calcext:value-type="float">
            <text:p>978</text:p>
          </table:table-cell>
          <table:table-cell office:value-type="float" office:value="0.0334238433837891" calcext:value-type="float">
            <text:p>0,033423843383789</text:p>
          </table:table-cell>
          <table:table-cell office:value-type="float" office:value="749.55" calcext:value-type="float">
            <text:p>749,55</text:p>
          </table:table-cell>
          <table:table-cell office:value-type="float" office:value="545" calcext:value-type="float">
            <text:p>545</text:p>
          </table:table-cell>
          <table:table-cell office:value-type="float" office:value="0.200932650566101" calcext:value-type="float">
            <text:p>0,200932650566101</text:p>
          </table:table-cell>
          <table:table-cell office:value-type="float" office:value="593.72" calcext:value-type="float">
            <text:p>593,72</text:p>
          </table:table-cell>
          <table:table-cell office:value-type="float" office:value="498" calcext:value-type="float">
            <text:p>498</text:p>
          </table:table-cell>
          <table:table-cell office:value-type="float" office:value="0.202512719631195" calcext:value-type="float">
            <text:p>0,202512719631195</text:p>
          </table:table-cell>
          <table:table-cell office:value-type="float" office:value="819.17" calcext:value-type="float">
            <text:p>819,17</text:p>
          </table:table-cell>
          <table:table-cell office:value-type="float" office:value="612" calcext:value-type="float">
            <text:p>612</text:p>
          </table:table-cell>
          <table:table-cell table:formula="of:=[.D13]-[.E13]" office:value-type="float" office:value="617.11" calcext:value-type="float">
            <text:p>617,11</text:p>
          </table:table-cell>
          <table:table-cell table:formula="of:=[.G13]-[.H13]" office:value-type="float" office:value="204.55" calcext:value-type="float">
            <text:p>204,55</text:p>
          </table:table-cell>
          <table:table-cell table:formula="of:=[.J13]-[.K13]" office:value-type="float" office:value="95.72" calcext:value-type="float">
            <text:p>95,72</text:p>
          </table:table-cell>
          <table:table-cell table:formula="of:=[.M13]-[.N13]" office:value-type="float" office:value="207.17" calcext:value-type="float">
            <text:p>207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534631729125977" calcext:value-type="float">
            <text:p>0,00534631729126</text:p>
          </table:table-cell>
          <table:table-cell office:value-type="float" office:value="1467.4" calcext:value-type="float">
            <text:p>1467,4</text:p>
          </table:table-cell>
          <table:table-cell office:value-type="float" office:value="813" calcext:value-type="float">
            <text:p>813</text:p>
          </table:table-cell>
          <table:table-cell office:value-type="float" office:value="0.0348442435264587" calcext:value-type="float">
            <text:p>0,034844243526459</text:p>
          </table:table-cell>
          <table:table-cell office:value-type="float" office:value="725.56" calcext:value-type="float">
            <text:p>725,56</text:p>
          </table:table-cell>
          <table:table-cell office:value-type="float" office:value="516" calcext:value-type="float">
            <text:p>516</text:p>
          </table:table-cell>
          <table:table-cell office:value-type="float" office:value="0.200907099246979" calcext:value-type="float">
            <text:p>0,200907099246979</text:p>
          </table:table-cell>
          <table:table-cell office:value-type="float" office:value="589.94" calcext:value-type="float">
            <text:p>589,94</text:p>
          </table:table-cell>
          <table:table-cell office:value-type="float" office:value="476" calcext:value-type="float">
            <text:p>476</text:p>
          </table:table-cell>
          <table:table-cell office:value-type="float" office:value="0.201963129043579" calcext:value-type="float">
            <text:p>0,201963129043579</text:p>
          </table:table-cell>
          <table:table-cell office:value-type="float" office:value="768.92" calcext:value-type="float">
            <text:p>768,92</text:p>
          </table:table-cell>
          <table:table-cell office:value-type="float" office:value="607" calcext:value-type="float">
            <text:p>607</text:p>
          </table:table-cell>
          <table:table-cell table:formula="of:=[.D14]-[.E14]" office:value-type="float" office:value="654.4" calcext:value-type="float">
            <text:p>654,4</text:p>
          </table:table-cell>
          <table:table-cell table:formula="of:=[.G14]-[.H14]" office:value-type="float" office:value="209.56" calcext:value-type="float">
            <text:p>209,56</text:p>
          </table:table-cell>
          <table:table-cell table:formula="of:=[.J14]-[.K14]" office:value-type="float" office:value="113.94" calcext:value-type="float">
            <text:p>113,94</text:p>
          </table:table-cell>
          <table:table-cell table:formula="of:=[.M14]-[.N14]" office:value-type="float" office:value="161.92" calcext:value-type="float">
            <text:p>161,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611705780029297" calcext:value-type="float">
            <text:p>0,006117057800293</text:p>
          </table:table-cell>
          <table:table-cell office:value-type="float" office:value="1437.73" calcext:value-type="float">
            <text:p>1437,73</text:p>
          </table:table-cell>
          <table:table-cell office:value-type="float" office:value="793" calcext:value-type="float">
            <text:p>793</text:p>
          </table:table-cell>
          <table:table-cell office:value-type="float" office:value="0.0356033539772034" calcext:value-type="float">
            <text:p>0,035603353977203</text:p>
          </table:table-cell>
          <table:table-cell office:value-type="float" office:value="659.32" calcext:value-type="float">
            <text:p>659,32</text:p>
          </table:table-cell>
          <table:table-cell office:value-type="float" office:value="455" calcext:value-type="float">
            <text:p>455</text:p>
          </table:table-cell>
          <table:table-cell office:value-type="float" office:value="0.200865228176117" calcext:value-type="float">
            <text:p>0,200865228176117</text:p>
          </table:table-cell>
          <table:table-cell office:value-type="float" office:value="544.83" calcext:value-type="float">
            <text:p>544,83</text:p>
          </table:table-cell>
          <table:table-cell office:value-type="float" office:value="455" calcext:value-type="float">
            <text:p>455</text:p>
          </table:table-cell>
          <table:table-cell office:value-type="float" office:value="0.202057435512543" calcext:value-type="float">
            <text:p>0,202057435512543</text:p>
          </table:table-cell>
          <table:table-cell office:value-type="float" office:value="790.92" calcext:value-type="float">
            <text:p>790,92</text:p>
          </table:table-cell>
          <table:table-cell office:value-type="float" office:value="578" calcext:value-type="float">
            <text:p>578</text:p>
          </table:table-cell>
          <table:table-cell table:formula="of:=[.D15]-[.E15]" office:value-type="float" office:value="644.73" calcext:value-type="float">
            <text:p>644,73</text:p>
          </table:table-cell>
          <table:table-cell table:formula="of:=[.G15]-[.H15]" office:value-type="float" office:value="204.32" calcext:value-type="float">
            <text:p>204,32</text:p>
          </table:table-cell>
          <table:table-cell table:formula="of:=[.J15]-[.K15]" office:value-type="float" office:value="89.83" calcext:value-type="float">
            <text:p>89,83</text:p>
          </table:table-cell>
          <table:table-cell table:formula="of:=[.M15]-[.N15]" office:value-type="float" office:value="212.92" calcext:value-type="float">
            <text:p>212,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517724990844727" calcext:value-type="float">
            <text:p>0,005177249908447</text:p>
          </table:table-cell>
          <table:table-cell office:value-type="float" office:value="1468.14" calcext:value-type="float">
            <text:p>1468,14</text:p>
          </table:table-cell>
          <table:table-cell office:value-type="float" office:value="917" calcext:value-type="float">
            <text:p>917</text:p>
          </table:table-cell>
          <table:table-cell office:value-type="float" office:value="0.0334103393554688" calcext:value-type="float">
            <text:p>0,033410339355469</text:p>
          </table:table-cell>
          <table:table-cell office:value-type="float" office:value="723.75" calcext:value-type="float">
            <text:p>723,75</text:p>
          </table:table-cell>
          <table:table-cell office:value-type="float" office:value="556" calcext:value-type="float">
            <text:p>556</text:p>
          </table:table-cell>
          <table:table-cell office:value-type="float" office:value="0.201010282039642" calcext:value-type="float">
            <text:p>0,201010282039642</text:p>
          </table:table-cell>
          <table:table-cell office:value-type="float" office:value="586.45" calcext:value-type="float">
            <text:p>586,45</text:p>
          </table:table-cell>
          <table:table-cell office:value-type="float" office:value="511" calcext:value-type="float">
            <text:p>511</text:p>
          </table:table-cell>
          <table:table-cell office:value-type="float" office:value="0.202414884567261" calcext:value-type="float">
            <text:p>0,202414884567261</text:p>
          </table:table-cell>
          <table:table-cell office:value-type="float" office:value="788.28" calcext:value-type="float">
            <text:p>788,28</text:p>
          </table:table-cell>
          <table:table-cell office:value-type="float" office:value="610" calcext:value-type="float">
            <text:p>610</text:p>
          </table:table-cell>
          <table:table-cell table:formula="of:=[.D16]-[.E16]" office:value-type="float" office:value="551.14" calcext:value-type="float">
            <text:p>551,14</text:p>
          </table:table-cell>
          <table:table-cell table:formula="of:=[.G16]-[.H16]" office:value-type="float" office:value="167.75" calcext:value-type="float">
            <text:p>167,75</text:p>
          </table:table-cell>
          <table:table-cell table:formula="of:=[.J16]-[.K16]" office:value-type="float" office:value="75.45" calcext:value-type="float">
            <text:p>75,45</text:p>
          </table:table-cell>
          <table:table-cell table:formula="of:=[.M16]-[.N16]" office:value-type="float" office:value="178.28" calcext:value-type="float">
            <text:p>178,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60589861869812" calcext:value-type="float">
            <text:p>0,006058986186981</text:p>
          </table:table-cell>
          <table:table-cell office:value-type="float" office:value="1522.15" calcext:value-type="float">
            <text:p>1522,15</text:p>
          </table:table-cell>
          <table:table-cell office:value-type="float" office:value="911" calcext:value-type="float">
            <text:p>911</text:p>
          </table:table-cell>
          <table:table-cell office:value-type="float" office:value="0.0345276117324829" calcext:value-type="float">
            <text:p>0,034527611732483</text:p>
          </table:table-cell>
          <table:table-cell office:value-type="float" office:value="791.18" calcext:value-type="float">
            <text:p>791,18</text:p>
          </table:table-cell>
          <table:table-cell office:value-type="float" office:value="576" calcext:value-type="float">
            <text:p>576</text:p>
          </table:table-cell>
          <table:table-cell office:value-type="float" office:value="0.201011698246002" calcext:value-type="float">
            <text:p>0,201011698246002</text:p>
          </table:table-cell>
          <table:table-cell office:value-type="float" office:value="634.55" calcext:value-type="float">
            <text:p>634,55</text:p>
          </table:table-cell>
          <table:table-cell office:value-type="float" office:value="535" calcext:value-type="float">
            <text:p>535</text:p>
          </table:table-cell>
          <table:table-cell office:value-type="float" office:value="0.202433423995972" calcext:value-type="float">
            <text:p>0,202433423995972</text:p>
          </table:table-cell>
          <table:table-cell office:value-type="float" office:value="843.4" calcext:value-type="float">
            <text:p>843,4</text:p>
          </table:table-cell>
          <table:table-cell office:value-type="float" office:value="663" calcext:value-type="float">
            <text:p>663</text:p>
          </table:table-cell>
          <table:table-cell table:formula="of:=[.D17]-[.E17]" office:value-type="float" office:value="611.15" calcext:value-type="float">
            <text:p>611,15</text:p>
          </table:table-cell>
          <table:table-cell table:formula="of:=[.G17]-[.H17]" office:value-type="float" office:value="215.18" calcext:value-type="float">
            <text:p>215,18</text:p>
          </table:table-cell>
          <table:table-cell table:formula="of:=[.J17]-[.K17]" office:value-type="float" office:value="99.55" calcext:value-type="float">
            <text:p>99,55</text:p>
          </table:table-cell>
          <table:table-cell table:formula="of:=[.M17]-[.N17]" office:value-type="float" office:value="180.4" calcext:value-type="float">
            <text:p>180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557913780212402" calcext:value-type="float">
            <text:p>0,005579137802124</text:p>
          </table:table-cell>
          <table:table-cell office:value-type="float" office:value="1512.12" calcext:value-type="float">
            <text:p>1512,12</text:p>
          </table:table-cell>
          <table:table-cell office:value-type="float" office:value="961" calcext:value-type="float">
            <text:p>961</text:p>
          </table:table-cell>
          <table:table-cell office:value-type="float" office:value="0.0325900650024414" calcext:value-type="float">
            <text:p>0,032590065002441</text:p>
          </table:table-cell>
          <table:table-cell office:value-type="float" office:value="679.94" calcext:value-type="float">
            <text:p>679,94</text:p>
          </table:table-cell>
          <table:table-cell office:value-type="float" office:value="490" calcext:value-type="float">
            <text:p>490</text:p>
          </table:table-cell>
          <table:table-cell office:value-type="float" office:value="0.200844767093658" calcext:value-type="float">
            <text:p>0,200844767093658</text:p>
          </table:table-cell>
          <table:table-cell office:value-type="float" office:value="504.36" calcext:value-type="float">
            <text:p>504,36</text:p>
          </table:table-cell>
          <table:table-cell office:value-type="float" office:value="373" calcext:value-type="float">
            <text:p>373</text:p>
          </table:table-cell>
          <table:table-cell office:value-type="float" office:value="0.202388572692871" calcext:value-type="float">
            <text:p>0,202388572692871</text:p>
          </table:table-cell>
          <table:table-cell office:value-type="float" office:value="759.09" calcext:value-type="float">
            <text:p>759,09</text:p>
          </table:table-cell>
          <table:table-cell office:value-type="float" office:value="512" calcext:value-type="float">
            <text:p>512</text:p>
          </table:table-cell>
          <table:table-cell table:formula="of:=[.D18]-[.E18]" office:value-type="float" office:value="551.12" calcext:value-type="float">
            <text:p>551,12</text:p>
          </table:table-cell>
          <table:table-cell table:formula="of:=[.G18]-[.H18]" office:value-type="float" office:value="189.94" calcext:value-type="float">
            <text:p>189,94</text:p>
          </table:table-cell>
          <table:table-cell table:formula="of:=[.J18]-[.K18]" office:value-type="float" office:value="131.36" calcext:value-type="float">
            <text:p>131,36</text:p>
          </table:table-cell>
          <table:table-cell table:formula="of:=[.M18]-[.N18]" office:value-type="float" office:value="247.09" calcext:value-type="float">
            <text:p>247,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626589298248291" calcext:value-type="float">
            <text:p>0,006265892982483</text:p>
          </table:table-cell>
          <table:table-cell office:value-type="float" office:value="1537.07" calcext:value-type="float">
            <text:p>1537,07</text:p>
          </table:table-cell>
          <table:table-cell office:value-type="float" office:value="903" calcext:value-type="float">
            <text:p>903</text:p>
          </table:table-cell>
          <table:table-cell office:value-type="float" office:value="0.0334309077262878" calcext:value-type="float">
            <text:p>0,033430907726288</text:p>
          </table:table-cell>
          <table:table-cell office:value-type="float" office:value="780.49" calcext:value-type="float">
            <text:p>780,49</text:p>
          </table:table-cell>
          <table:table-cell office:value-type="float" office:value="586" calcext:value-type="float">
            <text:p>586</text:p>
          </table:table-cell>
          <table:table-cell office:value-type="float" office:value="0.200882196426392" calcext:value-type="float">
            <text:p>0,200882196426392</text:p>
          </table:table-cell>
          <table:table-cell office:value-type="float" office:value="654.66" calcext:value-type="float">
            <text:p>654,66</text:p>
          </table:table-cell>
          <table:table-cell office:value-type="float" office:value="558" calcext:value-type="float">
            <text:p>558</text:p>
          </table:table-cell>
          <table:table-cell office:value-type="float" office:value="0.202026705741882" calcext:value-type="float">
            <text:p>0,202026705741882</text:p>
          </table:table-cell>
          <table:table-cell office:value-type="float" office:value="923.86" calcext:value-type="float">
            <text:p>923,86</text:p>
          </table:table-cell>
          <table:table-cell office:value-type="float" office:value="765" calcext:value-type="float">
            <text:p>765</text:p>
          </table:table-cell>
          <table:table-cell table:formula="of:=[.D19]-[.E19]" office:value-type="float" office:value="634.07" calcext:value-type="float">
            <text:p>634,07</text:p>
          </table:table-cell>
          <table:table-cell table:formula="of:=[.G19]-[.H19]" office:value-type="float" office:value="194.49" calcext:value-type="float">
            <text:p>194,49</text:p>
          </table:table-cell>
          <table:table-cell table:formula="of:=[.J19]-[.K19]" office:value-type="float" office:value="96.66" calcext:value-type="float">
            <text:p>96,66</text:p>
          </table:table-cell>
          <table:table-cell table:formula="of:=[.M19]-[.N19]" office:value-type="float" office:value="158.86" calcext:value-type="float">
            <text:p>158,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539913892745972" calcext:value-type="float">
            <text:p>0,00539913892746</text:p>
          </table:table-cell>
          <table:table-cell office:value-type="float" office:value="1456.42" calcext:value-type="float">
            <text:p>1456,42</text:p>
          </table:table-cell>
          <table:table-cell office:value-type="float" office:value="904" calcext:value-type="float">
            <text:p>904</text:p>
          </table:table-cell>
          <table:table-cell office:value-type="float" office:value="0.0333529758453369" calcext:value-type="float">
            <text:p>0,033352975845337</text:p>
          </table:table-cell>
          <table:table-cell office:value-type="float" office:value="710.32" calcext:value-type="float">
            <text:p>710,32</text:p>
          </table:table-cell>
          <table:table-cell office:value-type="float" office:value="492" calcext:value-type="float">
            <text:p>492</text:p>
          </table:table-cell>
          <table:table-cell office:value-type="float" office:value="0.201018123626709" calcext:value-type="float">
            <text:p>0,201018123626709</text:p>
          </table:table-cell>
          <table:table-cell office:value-type="float" office:value="560.33" calcext:value-type="float">
            <text:p>560,33</text:p>
          </table:table-cell>
          <table:table-cell office:value-type="float" office:value="447" calcext:value-type="float">
            <text:p>447</text:p>
          </table:table-cell>
          <table:table-cell office:value-type="float" office:value="0.20224930524826" calcext:value-type="float">
            <text:p>0,20224930524826</text:p>
          </table:table-cell>
          <table:table-cell office:value-type="float" office:value="767.32" calcext:value-type="float">
            <text:p>767,32</text:p>
          </table:table-cell>
          <table:table-cell office:value-type="float" office:value="507" calcext:value-type="float">
            <text:p>507</text:p>
          </table:table-cell>
          <table:table-cell table:formula="of:=[.D20]-[.E20]" office:value-type="float" office:value="552.42" calcext:value-type="float">
            <text:p>552,42</text:p>
          </table:table-cell>
          <table:table-cell table:formula="of:=[.G20]-[.H20]" office:value-type="float" office:value="218.32" calcext:value-type="float">
            <text:p>218,32</text:p>
          </table:table-cell>
          <table:table-cell table:formula="of:=[.J20]-[.K20]" office:value-type="float" office:value="113.33" calcext:value-type="float">
            <text:p>113,33</text:p>
          </table:table-cell>
          <table:table-cell table:formula="of:=[.M20]-[.N20]" office:value-type="float" office:value="260.32" calcext:value-type="float">
            <text:p>260,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592671632766724" calcext:value-type="float">
            <text:p>0,005926716327667</text:p>
          </table:table-cell>
          <table:table-cell office:value-type="float" office:value="1500.21" calcext:value-type="float">
            <text:p>1500,21</text:p>
          </table:table-cell>
          <table:table-cell office:value-type="float" office:value="923" calcext:value-type="float">
            <text:p>923</text:p>
          </table:table-cell>
          <table:table-cell office:value-type="float" office:value="0.035482165813446" calcext:value-type="float">
            <text:p>0,035482165813446</text:p>
          </table:table-cell>
          <table:table-cell office:value-type="float" office:value="673.49" calcext:value-type="float">
            <text:p>673,49</text:p>
          </table:table-cell>
          <table:table-cell office:value-type="float" office:value="485" calcext:value-type="float">
            <text:p>485</text:p>
          </table:table-cell>
          <table:table-cell office:value-type="float" office:value="0.200823299884796" calcext:value-type="float">
            <text:p>0,200823299884796</text:p>
          </table:table-cell>
          <table:table-cell office:value-type="float" office:value="553.66" calcext:value-type="float">
            <text:p>553,66</text:p>
          </table:table-cell>
          <table:table-cell office:value-type="float" office:value="485" calcext:value-type="float">
            <text:p>485</text:p>
          </table:table-cell>
          <table:table-cell office:value-type="float" office:value="0.202379493713379" calcext:value-type="float">
            <text:p>0,202379493713379</text:p>
          </table:table-cell>
          <table:table-cell office:value-type="float" office:value="810.08" calcext:value-type="float">
            <text:p>810,08</text:p>
          </table:table-cell>
          <table:table-cell office:value-type="float" office:value="578" calcext:value-type="float">
            <text:p>578</text:p>
          </table:table-cell>
          <table:table-cell table:formula="of:=[.D21]-[.E21]" office:value-type="float" office:value="577.21" calcext:value-type="float">
            <text:p>577,21</text:p>
          </table:table-cell>
          <table:table-cell table:formula="of:=[.G21]-[.H21]" office:value-type="float" office:value="188.49" calcext:value-type="float">
            <text:p>188,49</text:p>
          </table:table-cell>
          <table:table-cell table:formula="of:=[.J21]-[.K21]" office:value-type="float" office:value="68.66" calcext:value-type="float">
            <text:p>68,66</text:p>
          </table:table-cell>
          <table:table-cell table:formula="of:=[.M21]-[.N21]" office:value-type="float" office:value="232.08" calcext:value-type="float">
            <text:p>232,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591472625732422" calcext:value-type="float">
            <text:p>0,005914726257324</text:p>
          </table:table-cell>
          <table:table-cell office:value-type="float" office:value="1564.84" calcext:value-type="float">
            <text:p>1564,84</text:p>
          </table:table-cell>
          <table:table-cell office:value-type="float" office:value="949" calcext:value-type="float">
            <text:p>949</text:p>
          </table:table-cell>
          <table:table-cell office:value-type="float" office:value="0.0334933471679687" calcext:value-type="float">
            <text:p>0,033493347167969</text:p>
          </table:table-cell>
          <table:table-cell office:value-type="float" office:value="731.45" calcext:value-type="float">
            <text:p>731,45</text:p>
          </table:table-cell>
          <table:table-cell office:value-type="float" office:value="543" calcext:value-type="float">
            <text:p>543</text:p>
          </table:table-cell>
          <table:table-cell office:value-type="float" office:value="0.200994555950165" calcext:value-type="float">
            <text:p>0,200994555950165</text:p>
          </table:table-cell>
          <table:table-cell office:value-type="float" office:value="609.2" calcext:value-type="float">
            <text:p>609,2</text:p>
          </table:table-cell>
          <table:table-cell office:value-type="float" office:value="492" calcext:value-type="float">
            <text:p>492</text:p>
          </table:table-cell>
          <table:table-cell office:value-type="float" office:value="0.202196667194366" calcext:value-type="float">
            <text:p>0,202196667194366</text:p>
          </table:table-cell>
          <table:table-cell office:value-type="float" office:value="856.02" calcext:value-type="float">
            <text:p>856,02</text:p>
          </table:table-cell>
          <table:table-cell office:value-type="float" office:value="608" calcext:value-type="float">
            <text:p>608</text:p>
          </table:table-cell>
          <table:table-cell table:formula="of:=[.D22]-[.E22]" office:value-type="float" office:value="615.84" calcext:value-type="float">
            <text:p>615,84</text:p>
          </table:table-cell>
          <table:table-cell table:formula="of:=[.G22]-[.H22]" office:value-type="float" office:value="188.45" calcext:value-type="float">
            <text:p>188,45</text:p>
          </table:table-cell>
          <table:table-cell table:formula="of:=[.J22]-[.K22]" office:value-type="float" office:value="117.2" calcext:value-type="float">
            <text:p>117,2</text:p>
          </table:table-cell>
          <table:table-cell table:formula="of:=[.M22]-[.N22]" office:value-type="float" office:value="248.02" calcext:value-type="float">
            <text:p>248,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587957382202149" calcext:value-type="float">
            <text:p>0,005879573822021</text:p>
          </table:table-cell>
          <table:table-cell office:value-type="float" office:value="1548.96" calcext:value-type="float">
            <text:p>1548,96</text:p>
          </table:table-cell>
          <table:table-cell office:value-type="float" office:value="1034" calcext:value-type="float">
            <text:p>1034</text:p>
          </table:table-cell>
          <table:table-cell office:value-type="float" office:value="0.0339400458335876" calcext:value-type="float">
            <text:p>0,033940045833588</text:p>
          </table:table-cell>
          <table:table-cell office:value-type="float" office:value="778.59" calcext:value-type="float">
            <text:p>778,59</text:p>
          </table:table-cell>
          <table:table-cell office:value-type="float" office:value="578" calcext:value-type="float">
            <text:p>578</text:p>
          </table:table-cell>
          <table:table-cell office:value-type="float" office:value="0.201050164699554" calcext:value-type="float">
            <text:p>0,201050164699554</text:p>
          </table:table-cell>
          <table:table-cell office:value-type="float" office:value="625.82" calcext:value-type="float">
            <text:p>625,82</text:p>
          </table:table-cell>
          <table:table-cell office:value-type="float" office:value="523" calcext:value-type="float">
            <text:p>523</text:p>
          </table:table-cell>
          <table:table-cell office:value-type="float" office:value="0.202355310916901" calcext:value-type="float">
            <text:p>0,202355310916901</text:p>
          </table:table-cell>
          <table:table-cell office:value-type="float" office:value="871.94" calcext:value-type="float">
            <text:p>871,94</text:p>
          </table:table-cell>
          <table:table-cell office:value-type="float" office:value="595" calcext:value-type="float">
            <text:p>595</text:p>
          </table:table-cell>
          <table:table-cell table:formula="of:=[.D23]-[.E23]" office:value-type="float" office:value="514.96" calcext:value-type="float">
            <text:p>514,96</text:p>
          </table:table-cell>
          <table:table-cell table:formula="of:=[.G23]-[.H23]" office:value-type="float" office:value="200.59" calcext:value-type="float">
            <text:p>200,59</text:p>
          </table:table-cell>
          <table:table-cell table:formula="of:=[.J23]-[.K23]" office:value-type="float" office:value="102.82" calcext:value-type="float">
            <text:p>102,82</text:p>
          </table:table-cell>
          <table:table-cell table:formula="of:=[.M23]-[.N23]" office:value-type="float" office:value="276.94" calcext:value-type="float">
            <text:p>276,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583963394165039" calcext:value-type="float">
            <text:p>0,00583963394165</text:p>
          </table:table-cell>
          <table:table-cell office:value-type="float" office:value="1551.51" calcext:value-type="float">
            <text:p>1551,51</text:p>
          </table:table-cell>
          <table:table-cell office:value-type="float" office:value="960" calcext:value-type="float">
            <text:p>960</text:p>
          </table:table-cell>
          <table:table-cell office:value-type="float" office:value="0.0354413294792175" calcext:value-type="float">
            <text:p>0,035441329479218</text:p>
          </table:table-cell>
          <table:table-cell office:value-type="float" office:value="779.12" calcext:value-type="float">
            <text:p>779,12</text:p>
          </table:table-cell>
          <table:table-cell office:value-type="float" office:value="599" calcext:value-type="float">
            <text:p>599</text:p>
          </table:table-cell>
          <table:table-cell office:value-type="float" office:value="0.200948886871338" calcext:value-type="float">
            <text:p>0,200948886871338</text:p>
          </table:table-cell>
          <table:table-cell office:value-type="float" office:value="685.64" calcext:value-type="float">
            <text:p>685,64</text:p>
          </table:table-cell>
          <table:table-cell office:value-type="float" office:value="599" calcext:value-type="float">
            <text:p>599</text:p>
          </table:table-cell>
          <table:table-cell office:value-type="float" office:value="0.202194662094116" calcext:value-type="float">
            <text:p>0,202194662094116</text:p>
          </table:table-cell>
          <table:table-cell office:value-type="float" office:value="884.75" calcext:value-type="float">
            <text:p>884,75</text:p>
          </table:table-cell>
          <table:table-cell office:value-type="float" office:value="718" calcext:value-type="float">
            <text:p>718</text:p>
          </table:table-cell>
          <table:table-cell table:formula="of:=[.D24]-[.E24]" office:value-type="float" office:value="591.51" calcext:value-type="float">
            <text:p>591,51</text:p>
          </table:table-cell>
          <table:table-cell table:formula="of:=[.G24]-[.H24]" office:value-type="float" office:value="180.12" calcext:value-type="float">
            <text:p>180,12</text:p>
          </table:table-cell>
          <table:table-cell table:formula="of:=[.J24]-[.K24]" office:value-type="float" office:value="86.64" calcext:value-type="float">
            <text:p>86,64</text:p>
          </table:table-cell>
          <table:table-cell table:formula="of:=[.M24]-[.N24]" office:value-type="float" office:value="166.75" calcext:value-type="float">
            <text:p>166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568259239196777" calcext:value-type="float">
            <text:p>0,005682592391968</text:p>
          </table:table-cell>
          <table:table-cell office:value-type="float" office:value="1733.15" calcext:value-type="float">
            <text:p>1733,15</text:p>
          </table:table-cell>
          <table:table-cell office:value-type="float" office:value="1051" calcext:value-type="float">
            <text:p>1051</text:p>
          </table:table-cell>
          <table:table-cell office:value-type="float" office:value="0.0349670600891113" calcext:value-type="float">
            <text:p>0,034967060089111</text:p>
          </table:table-cell>
          <table:table-cell office:value-type="float" office:value="793.2" calcext:value-type="float">
            <text:p>793,2</text:p>
          </table:table-cell>
          <table:table-cell office:value-type="float" office:value="583" calcext:value-type="float">
            <text:p>583</text:p>
          </table:table-cell>
          <table:table-cell office:value-type="float" office:value="0.200934300422668" calcext:value-type="float">
            <text:p>0,200934300422668</text:p>
          </table:table-cell>
          <table:table-cell office:value-type="float" office:value="635.61" calcext:value-type="float">
            <text:p>635,61</text:p>
          </table:table-cell>
          <table:table-cell office:value-type="float" office:value="563" calcext:value-type="float">
            <text:p>563</text:p>
          </table:table-cell>
          <table:table-cell office:value-type="float" office:value="0.202437753677368" calcext:value-type="float">
            <text:p>0,202437753677368</text:p>
          </table:table-cell>
          <table:table-cell office:value-type="float" office:value="926.78" calcext:value-type="float">
            <text:p>926,78</text:p>
          </table:table-cell>
          <table:table-cell office:value-type="float" office:value="727" calcext:value-type="float">
            <text:p>727</text:p>
          </table:table-cell>
          <table:table-cell table:formula="of:=[.D25]-[.E25]" office:value-type="float" office:value="682.15" calcext:value-type="float">
            <text:p>682,15</text:p>
          </table:table-cell>
          <table:table-cell table:formula="of:=[.G25]-[.H25]" office:value-type="float" office:value="210.2" calcext:value-type="float">
            <text:p>210,2</text:p>
          </table:table-cell>
          <table:table-cell table:formula="of:=[.J25]-[.K25]" office:value-type="float" office:value="72.61" calcext:value-type="float">
            <text:p>72,61</text:p>
          </table:table-cell>
          <table:table-cell table:formula="of:=[.M25]-[.N25]" office:value-type="float" office:value="199.78" calcext:value-type="float">
            <text:p>199,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537160396575928" calcext:value-type="float">
            <text:p>0,005371603965759</text:p>
          </table:table-cell>
          <table:table-cell office:value-type="float" office:value="1300.68" calcext:value-type="float">
            <text:p>1300,68</text:p>
          </table:table-cell>
          <table:table-cell office:value-type="float" office:value="694" calcext:value-type="float">
            <text:p>694</text:p>
          </table:table-cell>
          <table:table-cell office:value-type="float" office:value="0.0326225423812866" calcext:value-type="float">
            <text:p>0,032622542381287</text:p>
          </table:table-cell>
          <table:table-cell office:value-type="float" office:value="641.07" calcext:value-type="float">
            <text:p>641,07</text:p>
          </table:table-cell>
          <table:table-cell office:value-type="float" office:value="463" calcext:value-type="float">
            <text:p>463</text:p>
          </table:table-cell>
          <table:table-cell office:value-type="float" office:value="0.200845313072205" calcext:value-type="float">
            <text:p>0,200845313072205</text:p>
          </table:table-cell>
          <table:table-cell office:value-type="float" office:value="540.05" calcext:value-type="float">
            <text:p>540,05</text:p>
          </table:table-cell>
          <table:table-cell office:value-type="float" office:value="463" calcext:value-type="float">
            <text:p>463</text:p>
          </table:table-cell>
          <table:table-cell office:value-type="float" office:value="0.202394332885742" calcext:value-type="float">
            <text:p>0,202394332885742</text:p>
          </table:table-cell>
          <table:table-cell office:value-type="float" office:value="693.66" calcext:value-type="float">
            <text:p>693,66</text:p>
          </table:table-cell>
          <table:table-cell office:value-type="float" office:value="565" calcext:value-type="float">
            <text:p>565</text:p>
          </table:table-cell>
          <table:table-cell table:formula="of:=[.D26]-[.E26]" office:value-type="float" office:value="606.68" calcext:value-type="float">
            <text:p>606,68</text:p>
          </table:table-cell>
          <table:table-cell table:formula="of:=[.G26]-[.H26]" office:value-type="float" office:value="178.07" calcext:value-type="float">
            <text:p>178,07</text:p>
          </table:table-cell>
          <table:table-cell table:formula="of:=[.J26]-[.K26]" office:value-type="float" office:value="77.05" calcext:value-type="float">
            <text:p>77,05</text:p>
          </table:table-cell>
          <table:table-cell table:formula="of:=[.M26]-[.N26]" office:value-type="float" office:value="128.66" calcext:value-type="float">
            <text:p>128,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502115964889526" calcext:value-type="float">
            <text:p>0,005021159648895</text:p>
          </table:table-cell>
          <table:table-cell office:value-type="float" office:value="1408.81" calcext:value-type="float">
            <text:p>1408,81</text:p>
          </table:table-cell>
          <table:table-cell office:value-type="float" office:value="857" calcext:value-type="float">
            <text:p>857</text:p>
          </table:table-cell>
          <table:table-cell office:value-type="float" office:value="0.0331523942947388" calcext:value-type="float">
            <text:p>0,033152394294739</text:p>
          </table:table-cell>
          <table:table-cell office:value-type="float" office:value="694.75" calcext:value-type="float">
            <text:p>694,75</text:p>
          </table:table-cell>
          <table:table-cell office:value-type="float" office:value="545" calcext:value-type="float">
            <text:p>545</text:p>
          </table:table-cell>
          <table:table-cell office:value-type="float" office:value="0.200836231708527" calcext:value-type="float">
            <text:p>0,200836231708527</text:p>
          </table:table-cell>
          <table:table-cell office:value-type="float" office:value="577.98" calcext:value-type="float">
            <text:p>577,98</text:p>
          </table:table-cell>
          <table:table-cell office:value-type="float" office:value="484" calcext:value-type="float">
            <text:p>484</text:p>
          </table:table-cell>
          <table:table-cell office:value-type="float" office:value="0.202562725543976" calcext:value-type="float">
            <text:p>0,202562725543976</text:p>
          </table:table-cell>
          <table:table-cell office:value-type="float" office:value="720" calcext:value-type="float">
            <text:p>720</text:p>
          </table:table-cell>
          <table:table-cell office:value-type="float" office:value="597" calcext:value-type="float">
            <text:p>597</text:p>
          </table:table-cell>
          <table:table-cell table:formula="of:=[.D27]-[.E27]" office:value-type="float" office:value="551.81" calcext:value-type="float">
            <text:p>551,81</text:p>
          </table:table-cell>
          <table:table-cell table:formula="of:=[.G27]-[.H27]" office:value-type="float" office:value="149.75" calcext:value-type="float">
            <text:p>149,75</text:p>
          </table:table-cell>
          <table:table-cell table:formula="of:=[.J27]-[.K27]" office:value-type="float" office:value="93.98" calcext:value-type="float">
            <text:p>93,98</text:p>
          </table:table-cell>
          <table:table-cell table:formula="of:=[.M27]-[.N27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89122533798218" calcext:value-type="float">
            <text:p>0,005891225337982</text:p>
          </table:table-cell>
          <table:table-cell office:value-type="float" office:value="1619.21" calcext:value-type="float">
            <text:p>1619,21</text:p>
          </table:table-cell>
          <table:table-cell office:value-type="float" office:value="946" calcext:value-type="float">
            <text:p>946</text:p>
          </table:table-cell>
          <table:table-cell office:value-type="float" office:value="0.0356511044502258" calcext:value-type="float">
            <text:p>0,035651104450226</text:p>
          </table:table-cell>
          <table:table-cell office:value-type="float" office:value="808.07" calcext:value-type="float">
            <text:p>808,07</text:p>
          </table:table-cell>
          <table:table-cell office:value-type="float" office:value="584" calcext:value-type="float">
            <text:p>584</text:p>
          </table:table-cell>
          <table:table-cell office:value-type="float" office:value="0.200854043960571" calcext:value-type="float">
            <text:p>0,200854043960571</text:p>
          </table:table-cell>
          <table:table-cell office:value-type="float" office:value="655.7" calcext:value-type="float">
            <text:p>655,7</text:p>
          </table:table-cell>
          <table:table-cell office:value-type="float" office:value="562" calcext:value-type="float">
            <text:p>562</text:p>
          </table:table-cell>
          <table:table-cell office:value-type="float" office:value="0.202307488918304" calcext:value-type="float">
            <text:p>0,202307488918304</text:p>
          </table:table-cell>
          <table:table-cell office:value-type="float" office:value="932.82" calcext:value-type="float">
            <text:p>932,82</text:p>
          </table:table-cell>
          <table:table-cell office:value-type="float" office:value="707" calcext:value-type="float">
            <text:p>707</text:p>
          </table:table-cell>
          <table:table-cell table:formula="of:=[.D28]-[.E28]" office:value-type="float" office:value="673.21" calcext:value-type="float">
            <text:p>673,21</text:p>
          </table:table-cell>
          <table:table-cell table:formula="of:=[.G28]-[.H28]" office:value-type="float" office:value="224.07" calcext:value-type="float">
            <text:p>224,07</text:p>
          </table:table-cell>
          <table:table-cell table:formula="of:=[.J28]-[.K28]" office:value-type="float" office:value="93.7" calcext:value-type="float">
            <text:p>93,7</text:p>
          </table:table-cell>
          <table:table-cell table:formula="of:=[.M28]-[.N28]" office:value-type="float" office:value="225.82" calcext:value-type="float">
            <text:p>225,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97131967544556" calcext:value-type="float">
            <text:p>0,005971319675446</text:p>
          </table:table-cell>
          <table:table-cell office:value-type="float" office:value="1706.95" calcext:value-type="float">
            <text:p>1706,95</text:p>
          </table:table-cell>
          <table:table-cell office:value-type="float" office:value="945" calcext:value-type="float">
            <text:p>945</text:p>
          </table:table-cell>
          <table:table-cell office:value-type="float" office:value="0.0359818840026855" calcext:value-type="float">
            <text:p>0,035981884002686</text:p>
          </table:table-cell>
          <table:table-cell office:value-type="float" office:value="744.61" calcext:value-type="float">
            <text:p>744,61</text:p>
          </table:table-cell>
          <table:table-cell office:value-type="float" office:value="585" calcext:value-type="float">
            <text:p>585</text:p>
          </table:table-cell>
          <table:table-cell office:value-type="float" office:value="0.200910794734955" calcext:value-type="float">
            <text:p>0,200910794734955</text:p>
          </table:table-cell>
          <table:table-cell office:value-type="float" office:value="637.98" calcext:value-type="float">
            <text:p>637,98</text:p>
          </table:table-cell>
          <table:table-cell office:value-type="float" office:value="571" calcext:value-type="float">
            <text:p>571</text:p>
          </table:table-cell>
          <table:table-cell office:value-type="float" office:value="0.20225005865097" calcext:value-type="float">
            <text:p>0,20225005865097</text:p>
          </table:table-cell>
          <table:table-cell office:value-type="float" office:value="920.76" calcext:value-type="float">
            <text:p>920,76</text:p>
          </table:table-cell>
          <table:table-cell office:value-type="float" office:value="721" calcext:value-type="float">
            <text:p>721</text:p>
          </table:table-cell>
          <table:table-cell table:formula="of:=[.D29]-[.E29]" office:value-type="float" office:value="761.95" calcext:value-type="float">
            <text:p>761,95</text:p>
          </table:table-cell>
          <table:table-cell table:formula="of:=[.G29]-[.H29]" office:value-type="float" office:value="159.61" calcext:value-type="float">
            <text:p>159,61</text:p>
          </table:table-cell>
          <table:table-cell table:formula="of:=[.J29]-[.K29]" office:value-type="float" office:value="66.98" calcext:value-type="float">
            <text:p>66,98</text:p>
          </table:table-cell>
          <table:table-cell table:formula="of:=[.M29]-[.N29]" office:value-type="float" office:value="199.76" calcext:value-type="float">
            <text:p>199,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658835649490356" calcext:value-type="float">
            <text:p>0,006588356494904</text:p>
          </table:table-cell>
          <table:table-cell office:value-type="float" office:value="1630.13" calcext:value-type="float">
            <text:p>1630,13</text:p>
          </table:table-cell>
          <table:table-cell office:value-type="float" office:value="994" calcext:value-type="float">
            <text:p>994</text:p>
          </table:table-cell>
          <table:table-cell office:value-type="float" office:value="0.0360671472549439" calcext:value-type="float">
            <text:p>0,036067147254944</text:p>
          </table:table-cell>
          <table:table-cell office:value-type="float" office:value="711.09" calcext:value-type="float">
            <text:p>711,09</text:p>
          </table:table-cell>
          <table:table-cell office:value-type="float" office:value="455" calcext:value-type="float">
            <text:p>455</text:p>
          </table:table-cell>
          <table:table-cell office:value-type="float" office:value="0.200844039916992" calcext:value-type="float">
            <text:p>0,200844039916992</text:p>
          </table:table-cell>
          <table:table-cell office:value-type="float" office:value="578.55" calcext:value-type="float">
            <text:p>578,55</text:p>
          </table:table-cell>
          <table:table-cell office:value-type="float" office:value="455" calcext:value-type="float">
            <text:p>455</text:p>
          </table:table-cell>
          <table:table-cell office:value-type="float" office:value="0.20237934589386" calcext:value-type="float">
            <text:p>0,20237934589386</text:p>
          </table:table-cell>
          <table:table-cell office:value-type="float" office:value="885.69" calcext:value-type="float">
            <text:p>885,69</text:p>
          </table:table-cell>
          <table:table-cell office:value-type="float" office:value="641" calcext:value-type="float">
            <text:p>641</text:p>
          </table:table-cell>
          <table:table-cell table:formula="of:=[.D30]-[.E30]" office:value-type="float" office:value="636.13" calcext:value-type="float">
            <text:p>636,13</text:p>
          </table:table-cell>
          <table:table-cell table:formula="of:=[.G30]-[.H30]" office:value-type="float" office:value="256.09" calcext:value-type="float">
            <text:p>256,09</text:p>
          </table:table-cell>
          <table:table-cell table:formula="of:=[.J30]-[.K30]" office:value-type="float" office:value="123.55" calcext:value-type="float">
            <text:p>123,55</text:p>
          </table:table-cell>
          <table:table-cell table:formula="of:=[.M30]-[.N30]" office:value-type="float" office:value="244.69" calcext:value-type="float">
            <text:p>244,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602699995040894" calcext:value-type="float">
            <text:p>0,006026999950409</text:p>
          </table:table-cell>
          <table:table-cell office:value-type="float" office:value="1991.68" calcext:value-type="float">
            <text:p>1991,68</text:p>
          </table:table-cell>
          <table:table-cell office:value-type="float" office:value="1272" calcext:value-type="float">
            <text:p>1272</text:p>
          </table:table-cell>
          <table:table-cell office:value-type="float" office:value="0.0347465085983276" calcext:value-type="float">
            <text:p>0,034746508598328</text:p>
          </table:table-cell>
          <table:table-cell office:value-type="float" office:value="829.32" calcext:value-type="float">
            <text:p>829,32</text:p>
          </table:table-cell>
          <table:table-cell office:value-type="float" office:value="652" calcext:value-type="float">
            <text:p>652</text:p>
          </table:table-cell>
          <table:table-cell office:value-type="float" office:value="0.201059565544128" calcext:value-type="float">
            <text:p>0,201059565544128</text:p>
          </table:table-cell>
          <table:table-cell office:value-type="float" office:value="678.67" calcext:value-type="float">
            <text:p>678,67</text:p>
          </table:table-cell>
          <table:table-cell office:value-type="float" office:value="632" calcext:value-type="float">
            <text:p>632</text:p>
          </table:table-cell>
          <table:table-cell office:value-type="float" office:value="0.202248497009277" calcext:value-type="float">
            <text:p>0,202248497009277</text:p>
          </table:table-cell>
          <table:table-cell office:value-type="float" office:value="1044.15" calcext:value-type="float">
            <text:p>1044,15</text:p>
          </table:table-cell>
          <table:table-cell office:value-type="float" office:value="788" calcext:value-type="float">
            <text:p>788</text:p>
          </table:table-cell>
          <table:table-cell table:formula="of:=[.D31]-[.E31]" office:value-type="float" office:value="719.68" calcext:value-type="float">
            <text:p>719,68</text:p>
          </table:table-cell>
          <table:table-cell table:formula="of:=[.G31]-[.H31]" office:value-type="float" office:value="177.32" calcext:value-type="float">
            <text:p>177,32</text:p>
          </table:table-cell>
          <table:table-cell table:formula="of:=[.J31]-[.K31]" office:value-type="float" office:value="46.67" calcext:value-type="float">
            <text:p>46,67</text:p>
          </table:table-cell>
          <table:table-cell table:formula="of:=[.M31]-[.N31]" office:value-type="float" office:value="256.15" calcext:value-type="float">
            <text:p>256,15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76368296146393" calcext:value-type="float">
            <text:p>0,176368296146393</text:p>
          </table:table-cell>
          <table:table-cell table:formula="of:=SUM([.D2:.D31])" office:value-type="float" office:value="46459.26" calcext:value-type="float">
            <text:p>46459,26</text:p>
          </table:table-cell>
          <table:table-cell table:formula="of:=SUM([.E2:.E31])" office:value-type="float" office:value="27658" calcext:value-type="float">
            <text:p>27658</text:p>
          </table:table-cell>
          <table:table-cell table:formula="of:=SUM([.F2:.F31])" office:value-type="float" office:value="1.0206543636322" calcext:value-type="float">
            <text:p>1,0206543636322</text:p>
          </table:table-cell>
          <table:table-cell table:formula="of:=SUM([.G2:.G31])" office:value-type="float" office:value="21942.63" calcext:value-type="float">
            <text:p>21942,63</text:p>
          </table:table-cell>
          <table:table-cell table:formula="of:=SUM([.H2:.H31])" office:value-type="float" office:value="16101" calcext:value-type="float">
            <text:p>16101</text:p>
          </table:table-cell>
          <table:table-cell table:formula="of:=SUM([.I2:.I31])" office:value-type="float" office:value="6.02792152643204" calcext:value-type="float">
            <text:p>6,02792152643204</text:p>
          </table:table-cell>
          <table:table-cell table:formula="of:=SUM([.J2:.J31])" office:value-type="float" office:value="17818.09" calcext:value-type="float">
            <text:p>17818,09</text:p>
          </table:table-cell>
          <table:table-cell table:formula="of:=SUM([.K2:.K31])" office:value-type="float" office:value="15004" calcext:value-type="float">
            <text:p>15004</text:p>
          </table:table-cell>
          <table:table-cell table:formula="of:=SUM([.L2:.L31])" office:value-type="float" office:value="6.06893529176712" calcext:value-type="float">
            <text:p>6,06893529176712</text:p>
          </table:table-cell>
          <table:table-cell table:formula="of:=SUM([.M2:.M31])" office:value-type="float" office:value="25112.22" calcext:value-type="float">
            <text:p>25112,22</text:p>
          </table:table-cell>
          <table:table-cell table:formula="of:=SUM([.N2:.N31])" office:value-type="float" office:value="18661" calcext:value-type="float">
            <text:p>18661</text:p>
          </table:table-cell>
          <table:table-cell table:formula="of:=SUM([.O2:.O31])/30" office:value-type="float" office:value="626.708666666667" calcext:value-type="float">
            <text:p>626,708666666667</text:p>
          </table:table-cell>
          <table:table-cell table:formula="of:=SUM([.P2:.P31])/30" office:value-type="float" office:value="194.721" calcext:value-type="float">
            <text:p>194,721</text:p>
          </table:table-cell>
          <table:table-cell table:formula="of:=SUM([.Q2:.Q31])/30" office:value-type="float" office:value="93.803" calcext:value-type="float">
            <text:p>93,803</text:p>
          </table:table-cell>
          <table:table-cell table:formula="of:=SUM([.R2:.R31])/30" office:value-type="float" office:value="215.040666666667" calcext:value-type="float">
            <text:p>215,040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39:08.4093787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8T19:05:42.939792782</dc:date>
    <meta:editing-duration>PT14M52S</meta:editing-duration>
    <meta:editing-cycles>3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E31 'TESTBENCH_metaheu_ls_vnd_bvns_ts__niter_10_search_anxious_init_one2one_memory_10_times4ave_50_maxs_0.2'.G1:'TESTBENCH_metaheu_ls_vnd_bvns_ts__niter_10_search_anxious_init_one2one_memory_10_times4ave_50_maxs_0.2'.H31 'TESTBENCH_metaheu_ls_vnd_bvns_ts__niter_10_search_anxious_init_one2one_memory_10_times4ave_50_maxs_0.2'.J1:'TESTBENCH_metaheu_ls_vnd_bvns_ts__niter_10_search_anxious_init_one2one_memory_10_times4ave_50_maxs_0.2'.K31 'TESTBENCH_metaheu_ls_vnd_bvns_ts__niter_10_search_anxious_init_one2one_memory_10_times4ave_50_maxs_0.2'.M1:'TESTBENCH_metaheu_ls_vnd_bvns_ts__niter_10_search_anxious_init_one2one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872">
                <text:p>872</text:p>
              </table:table-cell>
              <table:table-cell office:value-type="float" office:value="704.19">
                <text:p>704.19</text:p>
              </table:table-cell>
              <table:table-cell office:value-type="float" office:value="552">
                <text:p>552</text:p>
              </table:table-cell>
              <table:table-cell office:value-type="float" office:value="576.78">
                <text:p>576.78</text:p>
              </table:table-cell>
              <table:table-cell office:value-type="float" office:value="499">
                <text:p>499</text:p>
              </table:table-cell>
              <table:table-cell office:value-type="float" office:value="797.25">
                <text:p>797.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967">
                <text:p>967</text:p>
              </table:table-cell>
              <table:table-cell office:value-type="float" office:value="672.67">
                <text:p>672.67</text:p>
              </table:table-cell>
              <table:table-cell office:value-type="float" office:value="495">
                <text:p>495</text:p>
              </table:table-cell>
              <table:table-cell office:value-type="float" office:value="544.72">
                <text:p>544.72</text:p>
              </table:table-cell>
              <table:table-cell office:value-type="float" office:value="465">
                <text:p>465</text:p>
              </table:table-cell>
              <table:table-cell office:value-type="float" office:value="803.99">
                <text:p>803.9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904">
                <text:p>904</text:p>
              </table:table-cell>
              <table:table-cell office:value-type="float" office:value="712.93">
                <text:p>712.93</text:p>
              </table:table-cell>
              <table:table-cell office:value-type="float" office:value="488">
                <text:p>488</text:p>
              </table:table-cell>
              <table:table-cell office:value-type="float" office:value="569.8">
                <text:p>569.8</text:p>
              </table:table-cell>
              <table:table-cell office:value-type="float" office:value="443">
                <text:p>443</text:p>
              </table:table-cell>
              <table:table-cell office:value-type="float" office:value="785.32">
                <text:p>785.3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37">
                <text:p>637</text:p>
              </table:table-cell>
              <table:table-cell office:value-type="float" office:value="652.62">
                <text:p>652.62</text:p>
              </table:table-cell>
              <table:table-cell office:value-type="float" office:value="436">
                <text:p>436</text:p>
              </table:table-cell>
              <table:table-cell office:value-type="float" office:value="500.11">
                <text:p>500.11</text:p>
              </table:table-cell>
              <table:table-cell office:value-type="float" office:value="424">
                <text:p>424</text:p>
              </table:table-cell>
              <table:table-cell office:value-type="float" office:value="742.25">
                <text:p>742.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1077">
                <text:p>1077</text:p>
              </table:table-cell>
              <table:table-cell office:value-type="float" office:value="766.73">
                <text:p>766.73</text:p>
              </table:table-cell>
              <table:table-cell office:value-type="float" office:value="544">
                <text:p>544</text:p>
              </table:table-cell>
              <table:table-cell office:value-type="float" office:value="618.23">
                <text:p>618.23</text:p>
              </table:table-cell>
              <table:table-cell office:value-type="float" office:value="530">
                <text:p>530</text:p>
              </table:table-cell>
              <table:table-cell office:value-type="float" office:value="909.41">
                <text:p>909.4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895">
                <text:p>895</text:p>
              </table:table-cell>
              <table:table-cell office:value-type="float" office:value="727.62">
                <text:p>727.62</text:p>
              </table:table-cell>
              <table:table-cell office:value-type="float" office:value="552">
                <text:p>552</text:p>
              </table:table-cell>
              <table:table-cell office:value-type="float" office:value="598.96">
                <text:p>598.96</text:p>
              </table:table-cell>
              <table:table-cell office:value-type="float" office:value="504">
                <text:p>504</text:p>
              </table:table-cell>
              <table:table-cell office:value-type="float" office:value="845.07">
                <text:p>845.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917">
                <text:p>917</text:p>
              </table:table-cell>
              <table:table-cell office:value-type="float" office:value="688.56">
                <text:p>688.56</text:p>
              </table:table-cell>
              <table:table-cell office:value-type="float" office:value="544">
                <text:p>544</text:p>
              </table:table-cell>
              <table:table-cell office:value-type="float" office:value="558.27">
                <text:p>558.27</text:p>
              </table:table-cell>
              <table:table-cell office:value-type="float" office:value="464">
                <text:p>464</text:p>
              </table:table-cell>
              <table:table-cell office:value-type="float" office:value="770.1">
                <text:p>770.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868">
                <text:p>868</text:p>
              </table:table-cell>
              <table:table-cell office:value-type="float" office:value="738.19">
                <text:p>738.19</text:p>
              </table:table-cell>
              <table:table-cell office:value-type="float" office:value="537">
                <text:p>537</text:p>
              </table:table-cell>
              <table:table-cell office:value-type="float" office:value="559.93">
                <text:p>559.93</text:p>
              </table:table-cell>
              <table:table-cell office:value-type="float" office:value="426">
                <text:p>426</text:p>
              </table:table-cell>
              <table:table-cell office:value-type="float" office:value="775.53">
                <text:p>775.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1012">
                <text:p>1012</text:p>
              </table:table-cell>
              <table:table-cell office:value-type="float" office:value="724.27">
                <text:p>724.27</text:p>
              </table:table-cell>
              <table:table-cell office:value-type="float" office:value="530">
                <text:p>530</text:p>
              </table:table-cell>
              <table:table-cell office:value-type="float" office:value="584.49">
                <text:p>584.49</text:p>
              </table:table-cell>
              <table:table-cell office:value-type="float" office:value="511">
                <text:p>511</text:p>
              </table:table-cell>
              <table:table-cell office:value-type="float" office:value="879.36">
                <text:p>879.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75">
                <text:p>875</text:p>
              </table:table-cell>
              <table:table-cell office:value-type="float" office:value="824.54">
                <text:p>824.54</text:p>
              </table:table-cell>
              <table:table-cell office:value-type="float" office:value="582">
                <text:p>582</text:p>
              </table:table-cell>
              <table:table-cell office:value-type="float" office:value="675.8">
                <text:p>675.8</text:p>
              </table:table-cell>
              <table:table-cell office:value-type="float" office:value="554">
                <text:p>554</text:p>
              </table:table-cell>
              <table:table-cell office:value-type="float" office:value="962.76">
                <text:p>962.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978">
                <text:p>978</text:p>
              </table:table-cell>
              <table:table-cell office:value-type="float" office:value="749.55">
                <text:p>749.55</text:p>
              </table:table-cell>
              <table:table-cell office:value-type="float" office:value="545">
                <text:p>545</text:p>
              </table:table-cell>
              <table:table-cell office:value-type="float" office:value="593.72">
                <text:p>593.72</text:p>
              </table:table-cell>
              <table:table-cell office:value-type="float" office:value="498">
                <text:p>498</text:p>
              </table:table-cell>
              <table:table-cell office:value-type="float" office:value="819.17">
                <text:p>819.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813">
                <text:p>813</text:p>
              </table:table-cell>
              <table:table-cell office:value-type="float" office:value="725.56">
                <text:p>725.56</text:p>
              </table:table-cell>
              <table:table-cell office:value-type="float" office:value="516">
                <text:p>516</text:p>
              </table:table-cell>
              <table:table-cell office:value-type="float" office:value="589.94">
                <text:p>589.94</text:p>
              </table:table-cell>
              <table:table-cell office:value-type="float" office:value="476">
                <text:p>476</text:p>
              </table:table-cell>
              <table:table-cell office:value-type="float" office:value="768.92">
                <text:p>768.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793">
                <text:p>793</text:p>
              </table:table-cell>
              <table:table-cell office:value-type="float" office:value="659.32">
                <text:p>659.32</text:p>
              </table:table-cell>
              <table:table-cell office:value-type="float" office:value="455">
                <text:p>455</text:p>
              </table:table-cell>
              <table:table-cell office:value-type="float" office:value="544.83">
                <text:p>544.83</text:p>
              </table:table-cell>
              <table:table-cell office:value-type="float" office:value="455">
                <text:p>455</text:p>
              </table:table-cell>
              <table:table-cell office:value-type="float" office:value="790.92">
                <text:p>790.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917">
                <text:p>917</text:p>
              </table:table-cell>
              <table:table-cell office:value-type="float" office:value="723.75">
                <text:p>723.75</text:p>
              </table:table-cell>
              <table:table-cell office:value-type="float" office:value="556">
                <text:p>556</text:p>
              </table:table-cell>
              <table:table-cell office:value-type="float" office:value="586.45">
                <text:p>586.45</text:p>
              </table:table-cell>
              <table:table-cell office:value-type="float" office:value="511">
                <text:p>511</text:p>
              </table:table-cell>
              <table:table-cell office:value-type="float" office:value="788.28">
                <text:p>788.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911">
                <text:p>911</text:p>
              </table:table-cell>
              <table:table-cell office:value-type="float" office:value="791.18">
                <text:p>791.18</text:p>
              </table:table-cell>
              <table:table-cell office:value-type="float" office:value="576">
                <text:p>576</text:p>
              </table:table-cell>
              <table:table-cell office:value-type="float" office:value="634.55">
                <text:p>634.55</text:p>
              </table:table-cell>
              <table:table-cell office:value-type="float" office:value="535">
                <text:p>535</text:p>
              </table:table-cell>
              <table:table-cell office:value-type="float" office:value="843.4">
                <text:p>843.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961">
                <text:p>961</text:p>
              </table:table-cell>
              <table:table-cell office:value-type="float" office:value="679.94">
                <text:p>679.94</text:p>
              </table:table-cell>
              <table:table-cell office:value-type="float" office:value="490">
                <text:p>490</text:p>
              </table:table-cell>
              <table:table-cell office:value-type="float" office:value="504.36">
                <text:p>504.36</text:p>
              </table:table-cell>
              <table:table-cell office:value-type="float" office:value="373">
                <text:p>373</text:p>
              </table:table-cell>
              <table:table-cell office:value-type="float" office:value="759.09">
                <text:p>759.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903">
                <text:p>903</text:p>
              </table:table-cell>
              <table:table-cell office:value-type="float" office:value="780.49">
                <text:p>780.49</text:p>
              </table:table-cell>
              <table:table-cell office:value-type="float" office:value="586">
                <text:p>586</text:p>
              </table:table-cell>
              <table:table-cell office:value-type="float" office:value="654.66">
                <text:p>654.66</text:p>
              </table:table-cell>
              <table:table-cell office:value-type="float" office:value="558">
                <text:p>558</text:p>
              </table:table-cell>
              <table:table-cell office:value-type="float" office:value="923.86">
                <text:p>923.8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904">
                <text:p>904</text:p>
              </table:table-cell>
              <table:table-cell office:value-type="float" office:value="710.32">
                <text:p>710.32</text:p>
              </table:table-cell>
              <table:table-cell office:value-type="float" office:value="492">
                <text:p>492</text:p>
              </table:table-cell>
              <table:table-cell office:value-type="float" office:value="560.33">
                <text:p>560.33</text:p>
              </table:table-cell>
              <table:table-cell office:value-type="float" office:value="447">
                <text:p>447</text:p>
              </table:table-cell>
              <table:table-cell office:value-type="float" office:value="767.32">
                <text:p>767.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923">
                <text:p>923</text:p>
              </table:table-cell>
              <table:table-cell office:value-type="float" office:value="673.49">
                <text:p>673.49</text:p>
              </table:table-cell>
              <table:table-cell office:value-type="float" office:value="485">
                <text:p>485</text:p>
              </table:table-cell>
              <table:table-cell office:value-type="float" office:value="553.66">
                <text:p>553.66</text:p>
              </table:table-cell>
              <table:table-cell office:value-type="float" office:value="485">
                <text:p>485</text:p>
              </table:table-cell>
              <table:table-cell office:value-type="float" office:value="810.08">
                <text:p>810.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949">
                <text:p>949</text:p>
              </table:table-cell>
              <table:table-cell office:value-type="float" office:value="731.45">
                <text:p>731.45</text:p>
              </table:table-cell>
              <table:table-cell office:value-type="float" office:value="543">
                <text:p>543</text:p>
              </table:table-cell>
              <table:table-cell office:value-type="float" office:value="609.2">
                <text:p>609.2</text:p>
              </table:table-cell>
              <table:table-cell office:value-type="float" office:value="492">
                <text:p>492</text:p>
              </table:table-cell>
              <table:table-cell office:value-type="float" office:value="856.02">
                <text:p>856.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1034">
                <text:p>1034</text:p>
              </table:table-cell>
              <table:table-cell office:value-type="float" office:value="778.59">
                <text:p>778.59</text:p>
              </table:table-cell>
              <table:table-cell office:value-type="float" office:value="578">
                <text:p>578</text:p>
              </table:table-cell>
              <table:table-cell office:value-type="float" office:value="625.82">
                <text:p>625.82</text:p>
              </table:table-cell>
              <table:table-cell office:value-type="float" office:value="523">
                <text:p>523</text:p>
              </table:table-cell>
              <table:table-cell office:value-type="float" office:value="871.94">
                <text:p>871.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960">
                <text:p>960</text:p>
              </table:table-cell>
              <table:table-cell office:value-type="float" office:value="779.12">
                <text:p>779.12</text:p>
              </table:table-cell>
              <table:table-cell office:value-type="float" office:value="599">
                <text:p>599</text:p>
              </table:table-cell>
              <table:table-cell office:value-type="float" office:value="685.64">
                <text:p>685.64</text:p>
              </table:table-cell>
              <table:table-cell office:value-type="float" office:value="599">
                <text:p>599</text:p>
              </table:table-cell>
              <table:table-cell office:value-type="float" office:value="884.75">
                <text:p>884.7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1051">
                <text:p>1051</text:p>
              </table:table-cell>
              <table:table-cell office:value-type="float" office:value="793.2">
                <text:p>793.2</text:p>
              </table:table-cell>
              <table:table-cell office:value-type="float" office:value="583">
                <text:p>583</text:p>
              </table:table-cell>
              <table:table-cell office:value-type="float" office:value="635.61">
                <text:p>635.61</text:p>
              </table:table-cell>
              <table:table-cell office:value-type="float" office:value="563">
                <text:p>563</text:p>
              </table:table-cell>
              <table:table-cell office:value-type="float" office:value="926.78">
                <text:p>926.7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94">
                <text:p>694</text:p>
              </table:table-cell>
              <table:table-cell office:value-type="float" office:value="641.07">
                <text:p>641.07</text:p>
              </table:table-cell>
              <table:table-cell office:value-type="float" office:value="463">
                <text:p>463</text:p>
              </table:table-cell>
              <table:table-cell office:value-type="float" office:value="540.05">
                <text:p>540.05</text:p>
              </table:table-cell>
              <table:table-cell office:value-type="float" office:value="463">
                <text:p>463</text:p>
              </table:table-cell>
              <table:table-cell office:value-type="float" office:value="693.66">
                <text:p>693.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857">
                <text:p>857</text:p>
              </table:table-cell>
              <table:table-cell office:value-type="float" office:value="694.75">
                <text:p>694.75</text:p>
              </table:table-cell>
              <table:table-cell office:value-type="float" office:value="545">
                <text:p>545</text:p>
              </table:table-cell>
              <table:table-cell office:value-type="float" office:value="577.98">
                <text:p>577.98</text:p>
              </table:table-cell>
              <table:table-cell office:value-type="float" office:value="484">
                <text:p>484</text:p>
              </table:table-cell>
              <table:table-cell office:value-type="float" office:value="720">
                <text:p>7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946">
                <text:p>946</text:p>
              </table:table-cell>
              <table:table-cell office:value-type="float" office:value="808.07">
                <text:p>808.07</text:p>
              </table:table-cell>
              <table:table-cell office:value-type="float" office:value="584">
                <text:p>584</text:p>
              </table:table-cell>
              <table:table-cell office:value-type="float" office:value="655.7">
                <text:p>655.7</text:p>
              </table:table-cell>
              <table:table-cell office:value-type="float" office:value="562">
                <text:p>562</text:p>
              </table:table-cell>
              <table:table-cell office:value-type="float" office:value="932.82">
                <text:p>932.8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945">
                <text:p>945</text:p>
              </table:table-cell>
              <table:table-cell office:value-type="float" office:value="744.61">
                <text:p>744.61</text:p>
              </table:table-cell>
              <table:table-cell office:value-type="float" office:value="585">
                <text:p>585</text:p>
              </table:table-cell>
              <table:table-cell office:value-type="float" office:value="637.98">
                <text:p>637.98</text:p>
              </table:table-cell>
              <table:table-cell office:value-type="float" office:value="571">
                <text:p>571</text:p>
              </table:table-cell>
              <table:table-cell office:value-type="float" office:value="920.76">
                <text:p>920.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994">
                <text:p>994</text:p>
              </table:table-cell>
              <table:table-cell office:value-type="float" office:value="711.09">
                <text:p>711.09</text:p>
              </table:table-cell>
              <table:table-cell office:value-type="float" office:value="455">
                <text:p>455</text:p>
              </table:table-cell>
              <table:table-cell office:value-type="float" office:value="578.55">
                <text:p>578.55</text:p>
              </table:table-cell>
              <table:table-cell office:value-type="float" office:value="455">
                <text:p>455</text:p>
              </table:table-cell>
              <table:table-cell office:value-type="float" office:value="885.69">
                <text:p>885.6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1272">
                <text:p>1272</text:p>
              </table:table-cell>
              <table:table-cell office:value-type="float" office:value="829.32">
                <text:p>829.32</text:p>
              </table:table-cell>
              <table:table-cell office:value-type="float" office:value="652">
                <text:p>652</text:p>
              </table:table-cell>
              <table:table-cell office:value-type="float" office:value="678.67">
                <text:p>678.67</text:p>
              </table:table-cell>
              <table:table-cell office:value-type="float" office:value="632">
                <text:p>632</text:p>
              </table:table-cell>
              <table:table-cell office:value-type="float" office:value="1044.15">
                <text:p>1044.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D31 'TESTBENCH_metaheu_ls_vnd_bvns_ts__niter_10_search_anxious_init_one2one_memory_10_times4ave_50_maxs_0.2'.G1:'TESTBENCH_metaheu_ls_vnd_bvns_ts__niter_10_search_anxious_init_one2one_memory_10_times4ave_50_maxs_0.2'.G31 'TESTBENCH_metaheu_ls_vnd_bvns_ts__niter_10_search_anxious_init_one2one_memory_10_times4ave_50_maxs_0.2'.J1:'TESTBENCH_metaheu_ls_vnd_bvns_ts__niter_10_search_anxious_init_one2one_memory_10_times4ave_50_maxs_0.2'.J31 'TESTBENCH_metaheu_ls_vnd_bvns_ts__niter_10_search_anxious_init_one2one_memory_10_times4ave_50_maxs_0.2'.M1:'TESTBENCH_metaheu_ls_vnd_bvns_ts__niter_10_search_anxious_init_one2one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704.19">
                <text:p>704.19</text:p>
              </table:table-cell>
              <table:table-cell office:value-type="float" office:value="576.78">
                <text:p>576.78</text:p>
              </table:table-cell>
              <table:table-cell office:value-type="float" office:value="797.25">
                <text:p>79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672.67">
                <text:p>672.67</text:p>
              </table:table-cell>
              <table:table-cell office:value-type="float" office:value="544.72">
                <text:p>544.72</text:p>
              </table:table-cell>
              <table:table-cell office:value-type="float" office:value="803.99">
                <text:p>803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712.93">
                <text:p>712.93</text:p>
              </table:table-cell>
              <table:table-cell office:value-type="float" office:value="569.8">
                <text:p>569.8</text:p>
              </table:table-cell>
              <table:table-cell office:value-type="float" office:value="785.32">
                <text:p>785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52.62">
                <text:p>652.62</text:p>
              </table:table-cell>
              <table:table-cell office:value-type="float" office:value="500.11">
                <text:p>500.11</text:p>
              </table:table-cell>
              <table:table-cell office:value-type="float" office:value="742.25">
                <text:p>74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766.73">
                <text:p>766.73</text:p>
              </table:table-cell>
              <table:table-cell office:value-type="float" office:value="618.23">
                <text:p>618.23</text:p>
              </table:table-cell>
              <table:table-cell office:value-type="float" office:value="909.41">
                <text:p>909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727.62">
                <text:p>727.62</text:p>
              </table:table-cell>
              <table:table-cell office:value-type="float" office:value="598.96">
                <text:p>598.96</text:p>
              </table:table-cell>
              <table:table-cell office:value-type="float" office:value="845.07">
                <text:p>845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688.56">
                <text:p>688.56</text:p>
              </table:table-cell>
              <table:table-cell office:value-type="float" office:value="558.27">
                <text:p>558.27</text:p>
              </table:table-cell>
              <table:table-cell office:value-type="float" office:value="770.1">
                <text:p>77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738.19">
                <text:p>738.19</text:p>
              </table:table-cell>
              <table:table-cell office:value-type="float" office:value="559.93">
                <text:p>559.93</text:p>
              </table:table-cell>
              <table:table-cell office:value-type="float" office:value="775.53">
                <text:p>775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724.27">
                <text:p>724.27</text:p>
              </table:table-cell>
              <table:table-cell office:value-type="float" office:value="584.49">
                <text:p>584.49</text:p>
              </table:table-cell>
              <table:table-cell office:value-type="float" office:value="879.36">
                <text:p>879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24.54">
                <text:p>824.54</text:p>
              </table:table-cell>
              <table:table-cell office:value-type="float" office:value="675.8">
                <text:p>675.8</text:p>
              </table:table-cell>
              <table:table-cell office:value-type="float" office:value="962.76">
                <text:p>962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749.55">
                <text:p>749.55</text:p>
              </table:table-cell>
              <table:table-cell office:value-type="float" office:value="593.72">
                <text:p>593.72</text:p>
              </table:table-cell>
              <table:table-cell office:value-type="float" office:value="819.17">
                <text:p>819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725.56">
                <text:p>725.56</text:p>
              </table:table-cell>
              <table:table-cell office:value-type="float" office:value="589.94">
                <text:p>589.94</text:p>
              </table:table-cell>
              <table:table-cell office:value-type="float" office:value="768.92">
                <text:p>768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659.32">
                <text:p>659.32</text:p>
              </table:table-cell>
              <table:table-cell office:value-type="float" office:value="544.83">
                <text:p>544.83</text:p>
              </table:table-cell>
              <table:table-cell office:value-type="float" office:value="790.92">
                <text:p>790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723.75">
                <text:p>723.75</text:p>
              </table:table-cell>
              <table:table-cell office:value-type="float" office:value="586.45">
                <text:p>586.45</text:p>
              </table:table-cell>
              <table:table-cell office:value-type="float" office:value="788.28">
                <text:p>788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791.18">
                <text:p>791.18</text:p>
              </table:table-cell>
              <table:table-cell office:value-type="float" office:value="634.55">
                <text:p>634.55</text:p>
              </table:table-cell>
              <table:table-cell office:value-type="float" office:value="843.4">
                <text:p>84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679.94">
                <text:p>679.94</text:p>
              </table:table-cell>
              <table:table-cell office:value-type="float" office:value="504.36">
                <text:p>504.36</text:p>
              </table:table-cell>
              <table:table-cell office:value-type="float" office:value="759.09">
                <text:p>759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780.49">
                <text:p>780.49</text:p>
              </table:table-cell>
              <table:table-cell office:value-type="float" office:value="654.66">
                <text:p>654.66</text:p>
              </table:table-cell>
              <table:table-cell office:value-type="float" office:value="923.86">
                <text:p>923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710.32">
                <text:p>710.32</text:p>
              </table:table-cell>
              <table:table-cell office:value-type="float" office:value="560.33">
                <text:p>560.33</text:p>
              </table:table-cell>
              <table:table-cell office:value-type="float" office:value="767.32">
                <text:p>76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673.49">
                <text:p>673.49</text:p>
              </table:table-cell>
              <table:table-cell office:value-type="float" office:value="553.66">
                <text:p>553.66</text:p>
              </table:table-cell>
              <table:table-cell office:value-type="float" office:value="810.08">
                <text:p>81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731.45">
                <text:p>731.45</text:p>
              </table:table-cell>
              <table:table-cell office:value-type="float" office:value="609.2">
                <text:p>609.2</text:p>
              </table:table-cell>
              <table:table-cell office:value-type="float" office:value="856.02">
                <text:p>856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778.59">
                <text:p>778.59</text:p>
              </table:table-cell>
              <table:table-cell office:value-type="float" office:value="625.82">
                <text:p>625.82</text:p>
              </table:table-cell>
              <table:table-cell office:value-type="float" office:value="871.94">
                <text:p>87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779.12">
                <text:p>779.12</text:p>
              </table:table-cell>
              <table:table-cell office:value-type="float" office:value="685.64">
                <text:p>685.64</text:p>
              </table:table-cell>
              <table:table-cell office:value-type="float" office:value="884.75">
                <text:p>884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793.2">
                <text:p>793.2</text:p>
              </table:table-cell>
              <table:table-cell office:value-type="float" office:value="635.61">
                <text:p>635.61</text:p>
              </table:table-cell>
              <table:table-cell office:value-type="float" office:value="926.78">
                <text:p>926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41.07">
                <text:p>641.07</text:p>
              </table:table-cell>
              <table:table-cell office:value-type="float" office:value="540.05">
                <text:p>540.05</text:p>
              </table:table-cell>
              <table:table-cell office:value-type="float" office:value="693.66">
                <text:p>693.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694.75">
                <text:p>694.75</text:p>
              </table:table-cell>
              <table:table-cell office:value-type="float" office:value="577.98">
                <text:p>577.9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808.07">
                <text:p>808.07</text:p>
              </table:table-cell>
              <table:table-cell office:value-type="float" office:value="655.7">
                <text:p>655.7</text:p>
              </table:table-cell>
              <table:table-cell office:value-type="float" office:value="932.82">
                <text:p>932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744.61">
                <text:p>744.61</text:p>
              </table:table-cell>
              <table:table-cell office:value-type="float" office:value="637.98">
                <text:p>637.98</text:p>
              </table:table-cell>
              <table:table-cell office:value-type="float" office:value="920.76">
                <text:p>920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711.09">
                <text:p>711.09</text:p>
              </table:table-cell>
              <table:table-cell office:value-type="float" office:value="578.55">
                <text:p>578.55</text:p>
              </table:table-cell>
              <table:table-cell office:value-type="float" office:value="885.69">
                <text:p>885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829.32">
                <text:p>829.32</text:p>
              </table:table-cell>
              <table:table-cell office:value-type="float" office:value="678.67">
                <text:p>678.67</text:p>
              </table:table-cell>
              <table:table-cell office:value-type="float" office:value="1044.15">
                <text:p>1044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E1:'TESTBENCH_metaheu_ls_vnd_bvns_ts__niter_10_search_anxious_init_one2one_memory_10_times4ave_50_maxs_0.2'.E31 'TESTBENCH_metaheu_ls_vnd_bvns_ts__niter_10_search_anxious_init_one2one_memory_10_times4ave_50_maxs_0.2'.H1:'TESTBENCH_metaheu_ls_vnd_bvns_ts__niter_10_search_anxious_init_one2one_memory_10_times4ave_50_maxs_0.2'.H31 'TESTBENCH_metaheu_ls_vnd_bvns_ts__niter_10_search_anxious_init_one2one_memory_10_times4ave_50_maxs_0.2'.K1:'TESTBENCH_metaheu_ls_vnd_bvns_ts__niter_10_search_anxious_init_one2one_memory_10_times4ave_50_maxs_0.2'.K31 'TESTBENCH_metaheu_ls_vnd_bvns_ts__niter_10_search_anxious_init_one2one_memory_10_times4ave_50_maxs_0.2'.N1:'TESTBENCH_metaheu_ls_vnd_bvns_ts__niter_10_search_anxious_init_one2one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  <table:table-cell office:value-type="float" office:value="552">
                <text:p>552</text:p>
              </table:table-cell>
              <table:table-cell office:value-type="float" office:value="499">
                <text:p>49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7">
                <text:p>967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4">
                <text:p>904</text:p>
              </table:table-cell>
              <table:table-cell office:value-type="float" office:value="488">
                <text:p>488</text:p>
              </table:table-cell>
              <table:table-cell office:value-type="float" office:value="443">
                <text:p>44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7">
                <text:p>637</text:p>
              </table:table-cell>
              <table:table-cell office:value-type="float" office:value="436">
                <text:p>436</text:p>
              </table:table-cell>
              <table:table-cell office:value-type="float" office:value="424">
                <text:p>42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7">
                <text:p>1077</text:p>
              </table:table-cell>
              <table:table-cell office:value-type="float" office:value="544">
                <text:p>544</text:p>
              </table:table-cell>
              <table:table-cell office:value-type="float" office:value="530">
                <text:p>53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7">
                <text:p>917</text:p>
              </table:table-cell>
              <table:table-cell office:value-type="float" office:value="544">
                <text:p>544</text:p>
              </table:table-cell>
              <table:table-cell office:value-type="float" office:value="464">
                <text:p>46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537">
                <text:p>537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2">
                <text:p>1012</text:p>
              </table:table-cell>
              <table:table-cell office:value-type="float" office:value="530">
                <text:p>530</text:p>
              </table:table-cell>
              <table:table-cell office:value-type="float" office:value="511">
                <text:p>51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5">
                <text:p>875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8">
                <text:p>978</text:p>
              </table:table-cell>
              <table:table-cell office:value-type="float" office:value="545">
                <text:p>545</text:p>
              </table:table-cell>
              <table:table-cell office:value-type="float" office:value="498">
                <text:p>49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3">
                <text:p>813</text:p>
              </table:table-cell>
              <table:table-cell office:value-type="float" office:value="516">
                <text:p>516</text:p>
              </table:table-cell>
              <table:table-cell office:value-type="float" office:value="476">
                <text:p>47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">
                <text:p>79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7">
                <text:p>917</text:p>
              </table:table-cell>
              <table:table-cell office:value-type="float" office:value="556">
                <text:p>556</text:p>
              </table:table-cell>
              <table:table-cell office:value-type="float" office:value="511">
                <text:p>5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1">
                <text:p>911</text:p>
              </table:table-cell>
              <table:table-cell office:value-type="float" office:value="576">
                <text:p>576</text:p>
              </table:table-cell>
              <table:table-cell office:value-type="float" office:value="535">
                <text:p>5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1">
                <text:p>961</text:p>
              </table:table-cell>
              <table:table-cell office:value-type="float" office:value="490">
                <text:p>490</text:p>
              </table:table-cell>
              <table:table-cell office:value-type="float" office:value="373">
                <text:p>3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3">
                <text:p>903</text:p>
              </table:table-cell>
              <table:table-cell office:value-type="float" office:value="586">
                <text:p>586</text:p>
              </table:table-cell>
              <table:table-cell office:value-type="float" office:value="558">
                <text:p>55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4">
                <text:p>904</text:p>
              </table:table-cell>
              <table:table-cell office:value-type="float" office:value="492">
                <text:p>492</text:p>
              </table:table-cell>
              <table:table-cell office:value-type="float" office:value="447">
                <text:p>4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3">
                <text:p>923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9">
                <text:p>949</text:p>
              </table:table-cell>
              <table:table-cell office:value-type="float" office:value="543">
                <text:p>543</text:p>
              </table:table-cell>
              <table:table-cell office:value-type="float" office:value="492">
                <text:p>49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4">
                <text:p>1034</text:p>
              </table:table-cell>
              <table:table-cell office:value-type="float" office:value="578">
                <text:p>578</text:p>
              </table:table-cell>
              <table:table-cell office:value-type="float" office:value="523">
                <text:p>52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">
                <text:p>960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1">
                <text:p>1051</text:p>
              </table:table-cell>
              <table:table-cell office:value-type="float" office:value="583">
                <text:p>583</text:p>
              </table:table-cell>
              <table:table-cell office:value-type="float" office:value="563">
                <text:p>56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4">
                <text:p>694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7">
                <text:p>857</text:p>
              </table:table-cell>
              <table:table-cell office:value-type="float" office:value="545">
                <text:p>545</text:p>
              </table:table-cell>
              <table:table-cell office:value-type="float" office:value="484">
                <text:p>4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6">
                <text:p>946</text:p>
              </table:table-cell>
              <table:table-cell office:value-type="float" office:value="584">
                <text:p>584</text:p>
              </table:table-cell>
              <table:table-cell office:value-type="float" office:value="562">
                <text:p>56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5">
                <text:p>945</text:p>
              </table:table-cell>
              <table:table-cell office:value-type="float" office:value="585">
                <text:p>585</text:p>
              </table:table-cell>
              <table:table-cell office:value-type="float" office:value="571">
                <text:p>57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4">
                <text:p>9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2">
                <text:p>1272</text:p>
              </table:table-cell>
              <table:table-cell office:value-type="float" office:value="652">
                <text:p>652</text:p>
              </table:table-cell>
              <table:table-cell office:value-type="float" office:value="632">
                <text:p>632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E31" chart:data-source-has-labels="row" svg:x="-0.343cm" svg:y="1.751cm" svg:width="14.907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G1:'TESTBENCH_metaheu_ls_vnd_bvns_ts__niter_10_search_anxious_init_one2one_memory_10_times4ave_50_maxs_0.2'.H31" chart:data-source-has-labels="row" svg:x="-0.158cm" svg:y="1.751cm" svg:width="14.722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4.19">
                <text:p>704.1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.67">
                <text:p>672.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2.93">
                <text:p>712.9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.62">
                <text:p>652.6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.73">
                <text:p>766.7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.62">
                <text:p>727.6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8.56">
                <text:p>688.5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8.19">
                <text:p>738.1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4.27">
                <text:p>724.2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4.54">
                <text:p>824.5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9.55">
                <text:p>749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5.56">
                <text:p>725.5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9.32">
                <text:p>659.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3.75">
                <text:p>723.7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1.18">
                <text:p>791.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9.94">
                <text:p>679.9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.49">
                <text:p>780.4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0.32">
                <text:p>710.3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.49">
                <text:p>673.4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1.45">
                <text:p>731.4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8.59">
                <text:p>778.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.12">
                <text:p>779.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3.2">
                <text:p>793.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1.07">
                <text:p>641.0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4.75">
                <text:p>694.7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8.07">
                <text:p>808.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4.61">
                <text:p>744.6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1.09">
                <text:p>711.0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9.32">
                <text:p>829.32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M1:'TESTBENCH_metaheu_ls_vnd_bvns_ts__niter_10_search_anxious_init_one2one_memory_10_times4ave_50_maxs_0.2'.N31" chart:data-source-has-labels="row" svg:x="-0.343cm" svg:y="1.751cm" svg:width="14.907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7.25">
                <text:p>797.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3.99">
                <text:p>803.9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5.32">
                <text:p>785.3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2.25">
                <text:p>742.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9.41">
                <text:p>909.4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5.07">
                <text:p>845.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.1">
                <text:p>770.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5.53">
                <text:p>775.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9.36">
                <text:p>879.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2.76">
                <text:p>962.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.17">
                <text:p>819.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.92">
                <text:p>768.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0.92">
                <text:p>790.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.28">
                <text:p>788.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3.4">
                <text:p>843.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9.09">
                <text:p>759.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3.86">
                <text:p>923.8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7.32">
                <text:p>767.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0.08">
                <text:p>810.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.02">
                <text:p>856.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1.94">
                <text:p>871.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.75">
                <text:p>884.7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6.78">
                <text:p>926.7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3.66">
                <text:p>693.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">
                <text:p>7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2.82">
                <text:p>932.8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0.76">
                <text:p>920.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5.69">
                <text:p>885.6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.15">
                <text:p>1044.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J1:'TESTBENCH_metaheu_ls_vnd_bvns_ts__niter_10_search_anxious_init_one2one_memory_10_times4ave_50_maxs_0.2'.K31" chart:data-source-has-labels="row" svg:x="-0.158cm" svg:y="1.751cm" svg:width="14.722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.78">
                <text:p>576.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4.72">
                <text:p>544.7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9.8">
                <text:p>569.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.11">
                <text:p>500.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.23">
                <text:p>618.2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8.96">
                <text:p>598.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8.27">
                <text:p>558.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.93">
                <text:p>559.9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4.49">
                <text:p>584.4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.8">
                <text:p>675.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3.72">
                <text:p>593.7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.94">
                <text:p>589.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83">
                <text:p>544.8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6.45">
                <text:p>586.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4.55">
                <text:p>634.5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.36">
                <text:p>504.3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.66">
                <text:p>654.6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.33">
                <text:p>560.3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3.66">
                <text:p>553.6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.2">
                <text:p>609.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.82">
                <text:p>625.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5.64">
                <text:p>685.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5.61">
                <text:p>635.6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.05">
                <text:p>540.0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7.98">
                <text:p>577.9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.7">
                <text:p>655.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98">
                <text:p>637.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.55">
                <text:p>578.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8.67">
                <text:p>678.6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